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Body_20_Text">
      <style:text-properties fo:background-color="#00ffff"/>
    </style:style>
    <style:style style:name="P2" style:family="paragraph" style:parent-style-name="Body_20_Text_20_Cont">
      <style:text-properties fo:font-weight="normal" style:font-weight-asian="normal" style:font-weight-complex="normal"/>
    </style:style>
    <style:style style:name="P3" style:family="paragraph" style:parent-style-name="Code_20_First">
      <style:text-properties fo:font-weight="normal" style:font-weight-asian="normal" style:font-weight-complex="normal"/>
    </style:style>
    <style:style style:name="P4" style:family="paragraph" style:parent-style-name="Code">
      <style:text-properties fo:font-weight="normal" style:font-weight-asian="normal" style:font-weight-complex="normal"/>
    </style:style>
    <style:style style:name="P5" style:family="paragraph" style:parent-style-name="Body_20_Text">
      <style:text-properties fo:background-color="#00ffff"/>
    </style:style>
    <style:style style:name="P6" style:family="paragraph" style:parent-style-name="Chapter_20_Number" style:master-page-name="Standard">
      <style:paragraph-properties style:page-number="auto"/>
    </style:style>
    <style:style style:name="T1" style:family="text"/>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number:number-style style:name="N0">
      <number:number number:min-integer-digits="1"/>
    </number:number-style>
  </office:automatic-styles>
  <office:body>
    <office:text text:use-soft-page-breaks="true">
      <office:forms form:automatic-focus="false" form:apply-design-mode="false"/>
      <text:tracked-changes>
        <text:changed-region text:id="ct168870272">
          <text:insertion>
            <office:change-info>
              <dc:creator>Ray Lischner</dc:creator>
              <dc:date>2008-10-02T20:36:00</dc:date>
            </office:change-info>
          </text:insertion>
        </text:changed-region>
        <text:changed-region text:id="ct175528048">
          <text:deletion>
            <office:change-info>
              <dc:creator>Ray Lischner</dc:creator>
              <dc:date>2008-10-02T20:36:00</dc:date>
            </office:change-info>
            <text:p text:style-name="Body_20_Text_20_First">9</text:p>
          </text:deletion>
        </text:changed-region>
        <text:changed-region text:id="ct151504640">
          <text:deletion>
            <office:change-info>
              <dc:creator>Ray Lischner</dc:creator>
              <dc:date>2008-10-05T10:50:00</dc:date>
            </office:change-info>
            <text:p text:style-name="Body_20_Text_20_First">memory</text:p>
          </text:deletion>
        </text:changed-region>
        <text:changed-region text:id="ct-1490941976">
          <text:insertion>
            <office:change-info>
              <dc:creator>Ray Lischner</dc:creator>
              <dc:date>2008-10-05T10:50:00</dc:date>
            </office:change-info>
          </text:insertion>
        </text:changed-region>
        <text:changed-region text:id="ct157274944">
          <text:insertion>
            <office:change-info>
              <dc:creator>Ray Lischner</dc:creator>
              <dc:date>2008-10-02T20:38:00</dc:date>
            </office:change-info>
          </text:insertion>
        </text:changed-region>
        <text:changed-region text:id="ct157576904">
          <text:deletion>
            <office:change-info>
              <dc:creator>Ray Lischner</dc:creator>
              <dc:date>2008-10-02T20:47:00</dc:date>
            </office:change-info>
            <text:p text:style-name="Body_20_Text">Remember</text:p>
          </text:deletion>
        </text:changed-region>
        <text:changed-region text:id="ct157579072">
          <text:insertion>
            <office:change-info>
              <dc:creator>Ray Lischner</dc:creator>
              <dc:date>2008-10-02T20:47:00</dc:date>
            </office:change-info>
          </text:insertion>
        </text:changed-region>
        <text:changed-region text:id="ct156518960">
          <text:insertion>
            <office:change-info>
              <dc:creator>Ray Lischner</dc:creator>
              <dc:date>2008-10-03T21:40:00</dc:date>
            </office:change-info>
          </text:insertion>
        </text:changed-region>
        <text:changed-region text:id="ct141445200">
          <text:deletion>
            <office:change-info>
              <dc:creator>Ray Lischner</dc:creator>
              <dc:date>2008-10-03T21:40:00</dc:date>
            </office:change-info>
            <text:p text:style-name="Body_20_Text">T</text:p>
          </text:deletion>
        </text:changed-region>
        <text:changed-region text:id="ct154719968">
          <text:insertion>
            <office:change-info>
              <dc:creator>Ray Lischner</dc:creator>
              <dc:date>2008-10-03T21:40:00</dc:date>
            </office:change-info>
          </text:insertion>
        </text:changed-region>
        <text:changed-region text:id="ct169812504">
          <text:deletion>
            <office:change-info>
              <dc:creator>Ray Lischner</dc:creator>
              <dc:date>2008-10-02T21:50:00</dc:date>
            </office:change-info>
            <text:p text:style-name="Body_20_Text">two of these types into TR1:</text:p>
          </text:deletion>
        </text:changed-region>
        <text:changed-region text:id="ct142850792">
          <text:deletion>
            <office:change-info>
              <dc:creator>Ray Lischner</dc:creator>
              <dc:date>2008-10-02T21:49:00</dc:date>
            </office:change-info>
            <text:p text:style-name="Body_20_Text"><text:span text:style-name="Code_20_Inline"><text:s/></text:span></text:p>
          </text:deletion>
        </text:changed-region>
        <text:changed-region text:id="ct168113680">
          <text:deletion>
            <office:change-info>
              <dc:creator>Ray Lischner</dc:creator>
              <dc:date>2008-10-03T21:40:00</dc:date>
            </office:change-info>
            <text:p text:style-name="Body_20_Text"><text:span text:style-name="Code_20_Inline">shared_ptr</text:span></text:p>
          </text:deletion>
        </text:changed-region>
        <text:changed-region text:id="ct172518176">
          <text:insertion>
            <office:change-info>
              <dc:creator>Ray Lischner</dc:creator>
              <dc:date>2008-10-02T21:50:00</dc:date>
            </office:change-info>
          </text:insertion>
        </text:changed-region>
        <text:changed-region text:id="ct164950184">
          <text:insertion>
            <office:change-info>
              <dc:creator>Ray Lischner</dc:creator>
              <dc:date>2008-10-05T10:55:00</dc:date>
            </office:change-info>
          </text:insertion>
        </text:changed-region>
        <text:changed-region text:id="ct175169720">
          <text:deletion>
            <office:change-info>
              <dc:creator>Ray Lischner</dc:creator>
              <dc:date>2008-10-02T21:49:00</dc:date>
            </office:change-info>
            <text:p text:style-name="Body_20_Text">and <text:span text:style-name="Code_20_Inline">weak_ptr</text:span></text:p>
          </text:deletion>
        </text:changed-region>
        <text:changed-region text:id="ct153414256">
          <text:insertion>
            <office:change-info>
              <dc:creator>Ray Lischner</dc:creator>
              <dc:date>2008-10-03T21:40:00</dc:date>
            </office:change-info>
          </text:insertion>
        </text:changed-region>
        <text:changed-region text:id="ct164778304">
          <text:insertion>
            <office:change-info>
              <dc:creator>Ray Lischner</dc:creator>
              <dc:date>2008-10-03T21:40:00</dc:date>
            </office:change-info>
          </text:insertion>
        </text:changed-region>
        <text:changed-region text:id="ct162556224">
          <text:insertion>
            <office:change-info>
              <dc:creator>Ray Lischner</dc:creator>
              <dc:date>2008-10-03T21:41:00</dc:date>
            </office:change-info>
          </text:insertion>
        </text:changed-region>
        <text:changed-region text:id="ct160873624">
          <text:insertion>
            <office:change-info>
              <dc:creator>Ray Lischner</dc:creator>
              <dc:date>2008-10-03T21:42:00</dc:date>
            </office:change-info>
          </text:insertion>
        </text:changed-region>
        <text:changed-region text:id="ct165623144">
          <text:insertion>
            <office:change-info>
              <dc:creator>Ray Lischner</dc:creator>
              <dc:date>2008-10-03T21:42:00</dc:date>
            </office:change-info>
          </text:insertion>
        </text:changed-region>
        <text:changed-region text:id="ct173182816">
          <text:insertion>
            <office:change-info>
              <dc:creator>Ray Lischner</dc:creator>
              <dc:date>2008-10-03T21:43:00</dc:date>
            </office:change-info>
          </text:insertion>
        </text:changed-region>
        <text:changed-region text:id="ct167674880">
          <text:deletion>
            <office:change-info>
              <dc:creator>Ray Lischner</dc:creator>
              <dc:date>2008-10-03T21:43:00</dc:date>
            </office:change-info>
            <text:p text:style-name="Body_20_Text">and w</text:p>
          </text:deletion>
        </text:changed-region>
        <text:changed-region text:id="ct167494296">
          <text:insertion>
            <office:change-info>
              <dc:creator>Ray Lischner</dc:creator>
              <dc:date>2008-10-03T21:43:00</dc:date>
            </office:change-info>
          </text:insertion>
        </text:changed-region>
        <text:changed-region text:id="ct166826464">
          <text:insertion>
            <office:change-info>
              <dc:creator>Ray Lischner</dc:creator>
              <dc:date>2008-10-03T21:43:00</dc:date>
            </office:change-info>
          </text:insertion>
        </text:changed-region>
        <text:changed-region text:id="ct172896216">
          <text:deletion>
            <office:change-info>
              <dc:creator>Ray Lischner</dc:creator>
              <dc:date>2008-10-03T21:43:00</dc:date>
            </office:change-info>
            <text:p text:style-name="Body_20_Text">goes to</text:p>
          </text:deletion>
        </text:changed-region>
        <text:changed-region text:id="ct153053408">
          <text:insertion>
            <office:change-info>
              <dc:creator>Ray Lischner</dc:creator>
              <dc:date>2008-10-03T21:43:00</dc:date>
            </office:change-info>
          </text:insertion>
        </text:changed-region>
        <text:changed-region text:id="ct143932600">
          <text:deletion>
            <office:change-info>
              <dc:creator>Ray Lischner</dc:creator>
              <dc:date>2008-10-02T20:51:00</dc:date>
            </office:change-info>
            <text:p text:style-name="Body_20_Text_20_Cont">pseudo-<text:span text:style-name="T2">make</text:span> </text:p>
          </text:deletion>
        </text:changed-region>
        <text:changed-region text:id="ct142830752">
          <text:insertion>
            <office:change-info>
              <dc:creator>Ray Lischner</dc:creator>
              <dc:date>2008-10-02T20:51:00</dc:date>
            </office:change-info>
          </text:insertion>
        </text:changed-region>
        <text:changed-region text:id="ct152062016">
          <text:deletion>
            <office:change-info>
              <dc:creator>Ray Lischner</dc:creator>
              <dc:date>2008-10-02T20:51:00</dc:date>
            </office:change-info>
            <text:p text:style-name="Body_20_Text_20_Cont">7</text:p>
          </text:deletion>
        </text:changed-region>
        <text:changed-region text:id="ct160440816">
          <text:deletion>
            <office:change-info>
              <dc:creator>Ray Lischner</dc:creator>
              <dc:date>2008-10-02T20:51:00</dc:date>
            </office:change-info>
            <text:p text:style-name="Body_20_Text_20_Cont">ment</text:p>
          </text:deletion>
        </text:changed-region>
        <text:changed-region text:id="ct158021936">
          <text:insertion>
            <office:change-info>
              <dc:creator>Ray Lischner</dc:creator>
              <dc:date>2008-10-02T20:51:00</dc:date>
            </office:change-info>
          </text:insertion>
        </text:changed-region>
        <text:changed-region text:id="ct160021480">
          <text:deletion>
            <office:change-info>
              <dc:creator>Ray Lischner</dc:creator>
              <dc:date>2008-10-02T20:51:00</dc:date>
            </office:change-info>
            <text:p text:style-name="Body_20_Text"><text:span text:style-name="T3">7</text:span></text:p>
          </text:deletion>
        </text:changed-region>
        <text:changed-region text:id="ct159416784">
          <text:format-change>
            <office:change-info>
              <dc:creator>Ray Lischner</dc:creator>
              <dc:date>2008-10-02T20:51:00</dc:date>
            </office:change-info>
          </text:format-change>
        </text:changed-region>
        <text:changed-region text:id="ct157690504">
          <text:insertion>
            <office:change-info>
              <dc:creator>Ray Lischner</dc:creator>
              <dc:date>2008-10-03T21:44:00</dc:date>
            </office:change-info>
          </text:insertion>
        </text:changed-region>
        <text:changed-region text:id="ct156976176">
          <text:insertion>
            <office:change-info>
              <dc:creator>Ray Lischner</dc:creator>
              <dc:date>2008-10-02T20:51:00</dc:date>
            </office:change-info>
          </text:insertion>
        </text:changed-region>
        <text:changed-region text:id="ct157579480">
          <text:deletion>
            <office:change-info>
              <dc:creator>Ray Lischner</dc:creator>
              <dc:date>2008-10-02T20:51:00</dc:date>
            </office:change-info>
            <text:p text:style-name="Body_20_Text_20_First">60</text:p>
          </text:deletion>
        </text:changed-region>
        <text:changed-region text:id="ct157149976">
          <text:deletion>
            <office:change-info>
              <dc:creator>Ray Lischner</dc:creator>
              <dc:date>2008-10-03T21:48:00</dc:date>
            </office:change-info>
            <text:p text:style-name="Body_20_Text_20_First"><text:span text:style-name="Code_20_Inline">std::</text:span></text:p>
          </text:deletion>
        </text:changed-region>
        <text:changed-region text:id="ct154554704">
          <text:deletion>
            <office:change-info>
              <dc:creator>Ray Lischner</dc:creator>
              <dc:date>2008-10-03T21:48:00</dc:date>
            </office:change-info>
            <text:p text:style-name="Body_20_Text_20_First"><text:span text:style-name="Code_20_Inline">std::tr1::</text:span></text:p>
          </text:deletion>
        </text:changed-region>
        <text:changed-region text:id="ct153368104">
          <text:deletion>
            <office:change-info>
              <dc:creator>Ray Lischner</dc:creator>
              <dc:date>2008-10-03T21:49:00</dc:date>
            </office:change-info>
            <text:p text:style-name="Note_2f_Tip_2f_Caution">Let me repeat this point, for emphasis: d</text:p>
          </text:deletion>
        </text:changed-region>
        <text:changed-region text:id="ct151498808">
          <text:insertion>
            <office:change-info>
              <dc:creator>Ray Lischner</dc:creator>
              <dc:date>2008-10-03T21:49:00</dc:date>
            </office:change-info>
          </text:insertion>
        </text:changed-region>
        <text:changed-region text:id="ct165187280">
          <text:insertion>
            <office:change-info>
              <dc:creator>Ray Lischner</dc:creator>
              <dc:date>2008-10-02T20:53:00</dc:date>
            </office:change-info>
          </text:insertion>
        </text:changed-region>
        <text:changed-region text:id="ct152030392">
          <text:deletion>
            <office:change-info>
              <dc:creator>Ray Lischner</dc:creator>
              <dc:date>2008-10-02T20:53:00</dc:date>
            </office:change-info>
            <text:p text:style-name="Body_20_Text"><text:span text:style-name="T4">does not need to change size once you have allocated it</text:span></text:p>
          </text:deletion>
        </text:changed-region>
        <text:changed-region text:id="ct142070248">
          <text:insertion>
            <office:change-info>
              <dc:creator>Ray Lischner</dc:creator>
              <dc:date>2008-10-02T20:54:00</dc:date>
            </office:change-info>
          </text:insertion>
        </text:changed-region>
        <text:changed-region text:id="ct159420096">
          <text:deletion>
            <office:change-info>
              <dc:creator>Ray Lischner</dc:creator>
              <dc:date>2008-10-02T20:54:00</dc:date>
            </office:change-info>
            <text:p text:style-name="Body_20_Text"><text:span text:style-name="T4">2</text:span></text:p>
          </text:deletion>
        </text:changed-region>
        <text:changed-region text:id="ct175629160">
          <text:deletion>
            <office:change-info>
              <dc:creator>Ray Lischner</dc:creator>
              <dc:date>2008-10-02T20:54:00</dc:date>
            </office:change-info>
            <text:p text:style-name="Body_20_Text"><text:span text:style-name="T4">(recall from Exploration 55)</text:span></text:p>
          </text:deletion>
        </text:changed-region>
        <text:changed-region text:id="ct169804576">
          <text:deletion>
            <office:change-info>
              <dc:creator>Ray Lischner</dc:creator>
              <dc:date>2008-10-02T20:55:00</dc:date>
            </office:change-info>
            <text:p text:style-name="Body_20_Text"><text:span text:style-name="T4"><text:s/></text:span></text:p>
          </text:deletion>
        </text:changed-region>
        <text:changed-region text:id="ct173061192">
          <text:deletion>
            <office:change-info>
              <dc:creator>Ray Lischner</dc:creator>
              <dc:date>2008-10-05T10:58:00</dc:date>
            </office:change-info>
            <text:p text:style-name="Body_20_Text"><text:span text:style-name="T4">really </text:span></text:p>
          </text:deletion>
        </text:changed-region>
        <text:changed-region text:id="ct172528480">
          <text:deletion>
            <office:change-info>
              <dc:creator>Ray Lischner</dc:creator>
              <dc:date>2008-10-02T20:55:00</dc:date>
            </office:change-info>
            <text:p text:style-name="Body_20_Text_20_First">seems to be the first to have </text:p>
          </text:deletion>
        </text:changed-region>
        <text:changed-region text:id="ct141643088">
          <text:deletion>
            <office:change-info>
              <dc:creator>Ray Lischner</dc:creator>
              <dc:date>2008-10-05T10:59:00</dc:date>
            </office:change-info>
            <text:p text:style-name="Body_20_Text">Step one, therefore, is to rewrite the <text:span text:style-name="Code_20_Inline">artifact</text:span> class (last seen in Listing 5</text:p>
          </text:deletion>
        </text:changed-region>
        <text:changed-region text:id="ct173185856">
          <text:deletion>
            <office:change-info>
              <dc:creator>Ray Lischner</dc:creator>
              <dc:date>2008-10-02T20:56:00</dc:date>
            </office:change-info>
            <text:p text:style-name="Body_20_Text">8</text:p>
          </text:deletion>
        </text:changed-region>
        <text:changed-region text:id="ct165579320">
          <text:deletion>
            <office:change-info>
              <dc:creator>Ray Lischner</dc:creator>
              <dc:date>2008-10-05T10:59:00</dc:date>
            </office:change-info>
            <text:p text:style-name="Body_20_Text">-5). Its behavior will be essentially the same as it has been, except that instead of using pointers to <text:span text:style-name="Code_20_Inline">artifact</text:span>, the main program will use <text:span text:style-name="Code_20_Inline">artifact</text:span> value objects, and the <text:span text:style-name="Code_20_Inline">artifact</text:span> class will store a pimpl. The old artifact class becomes <text:span text:style-name="Code_20_Inline">artifact_impl</text:span>.</text:p>
          </text:deletion>
        </text:changed-region>
        <text:changed-region text:id="ct175053224">
          <text:insertion>
            <office:change-info>
              <dc:creator>Ray Lischner</dc:creator>
              <dc:date>2008-10-05T10:59:00</dc:date>
            </office:change-info>
          </text:insertion>
        </text:changed-region>
        <text:changed-region text:id="ct152051464">
          <text:insertion>
            <office:change-info>
              <dc:creator>Ray Lischner</dc:creator>
              <dc:date>2008-10-05T11:00:00</dc:date>
            </office:change-info>
          </text:insertion>
        </text:changed-region>
        <text:changed-region text:id="ct155025872">
          <text:insertion>
            <office:change-info>
              <dc:creator>Ray Lischner</dc:creator>
              <dc:date>2008-10-02T20:56:00</dc:date>
            </office:change-info>
          </text:insertion>
        </text:changed-region>
        <text:changed-region text:id="ct142333360">
          <text:insertion>
            <office:change-info>
              <dc:creator>Ray Lischner</dc:creator>
              <dc:date>2008-10-02T21:25:00</dc:date>
            </office:change-info>
          </text:insertion>
        </text:changed-region>
        <text:changed-region text:id="ct153701376">
          <text:insertion>
            <office:change-info>
              <dc:creator>Ray Lischner</dc:creator>
              <dc:date>2008-10-02T21:26:00</dc:date>
            </office:change-info>
          </text:insertion>
        </text:changed-region>
        <text:changed-region text:id="ct155530896">
          <text:insertion>
            <office:change-info>
              <dc:creator>Ray Lischner</dc:creator>
              <dc:date>2008-10-02T21:30:00</dc:date>
            </office:change-info>
          </text:insertion>
        </text:changed-region>
        <text:changed-region text:id="ct155916832">
          <text:deletion>
            <office:change-info>
              <dc:creator>Ray Lischner</dc:creator>
              <dc:date>2008-10-02T20:56:00</dc:date>
            </office:change-info>
            <text:p text:style-name="Body_20_Text"><text:s/></text:p>
          </text:deletion>
        </text:changed-region>
        <text:changed-region text:id="ct156869584">
          <text:deletion>
            <office:change-info>
              <dc:creator>Ray Lischner</dc:creator>
              <dc:date>2008-10-02T21:30:00</dc:date>
            </office:change-info>
            <text:p text:style-name="Body_20_Text">If you are feeling adventuresome, go ahead and write the <text:span text:style-name="Code_20_Inline">artifact</text:span> class now. Just remember that if you want to store an artifact object as a map key (and you do), </text:p>
          </text:deletion>
        </text:changed-region>
        <text:changed-region text:id="ct157349192">
          <text:insertion>
            <office:change-info>
              <dc:creator>Ray Lischner</dc:creator>
              <dc:date>2008-10-02T21:30:00</dc:date>
            </office:change-info>
          </text:insertion>
        </text:changed-region>
        <text:changed-region text:id="ct175504704">
          <text:format-change>
            <office:change-info>
              <dc:creator>Ray Lischner</dc:creator>
              <dc:date>2008-10-02T21:32:00</dc:date>
            </office:change-info>
          </text:format-change>
        </text:changed-region>
        <text:changed-region text:id="ct166175928">
          <text:deletion>
            <office:change-info>
              <dc:creator>Ray Lischner</dc:creator>
              <dc:date>2008-10-02T21:01:00</dc:date>
            </office:change-info>
            <text:p text:style-name="Code">#include "artifact_impl.hpp"</text:p>
            <text:p text:style-name="Code"/>
          </text:deletion>
        </text:changed-region>
        <text:changed-region text:id="ct168348744">
          <text:insertion>
            <office:change-info>
              <dc:creator>Ray Lischner</dc:creator>
              <dc:date>2008-10-02T21:01:00</dc:date>
            </office:change-info>
          </text:insertion>
        </text:changed-region>
        <text:changed-region text:id="ct161119656">
          <text:insertion>
            <office:change-info>
              <dc:creator>Ray Lischner</dc:creator>
              <dc:date>2008-10-02T21:01:00</dc:date>
            </office:change-info>
          </text:insertion>
        </text:changed-region>
        <text:changed-region text:id="ct152095368">
          <text:deletion>
            <office:change-info>
              <dc:creator>Ray Lischner</dc:creator>
              <dc:date>2008-10-02T21:01:00</dc:date>
            </office:change-info>
            <text:p text:style-name="Code"><text:s/>: pimpl_(new artifact_impl()) {}</text:p>
          </text:deletion>
        </text:changed-region>
        <text:changed-region text:id="ct163104312">
          <text:deletion>
            <office:change-info>
              <dc:creator>Ray Lischner</dc:creator>
              <dc:date>2008-10-02T21:01:00</dc:date>
            </office:change-info>
            <text:p text:style-name="Code"><text:s/>: pimpl_(new artifact_impl(name)) {}</text:p>
          </text:deletion>
        </text:changed-region>
        <text:changed-region text:id="ct162963384">
          <text:insertion>
            <office:change-info>
              <dc:creator>Ray Lischner</dc:creator>
              <dc:date>2008-10-02T21:01:00</dc:date>
            </office:change-info>
          </text:insertion>
        </text:changed-region>
        <text:changed-region text:id="ct160808176">
          <text:deletion>
            <office:change-info>
              <dc:creator>Ray Lischner</dc:creator>
              <dc:date>2008-10-02T21:01:00</dc:date>
            </office:change-info>
            <text:p text:style-name="Code"><text:s/>: pimpl_(a.pimpl_) { pimpl_-&gt;add_ref(); }</text:p>
          </text:deletion>
        </text:changed-region>
        <text:changed-region text:id="ct162669824">
          <text:insertion>
            <office:change-info>
              <dc:creator>Ray Lischner</dc:creator>
              <dc:date>2008-10-02T21:01:00</dc:date>
            </office:change-info>
          </text:insertion>
        </text:changed-region>
        <text:changed-region text:id="ct164117488">
          <text:deletion>
            <office:change-info>
              <dc:creator>Ray Lischner</dc:creator>
              <dc:date>2008-10-02T21:01:00</dc:date>
            </office:change-info>
            <text:p text:style-name="Code"><text:s/>{ pimpl_-&gt;delete_ref(); }</text:p>
          </text:deletion>
        </text:changed-region>
        <text:changed-region text:id="ct158412576">
          <text:insertion>
            <office:change-info>
              <dc:creator>Ray Lischner</dc:creator>
              <dc:date>2008-10-02T21:01:00</dc:date>
            </office:change-info>
          </text:insertion>
        </text:changed-region>
        <text:changed-region text:id="ct140772240">
          <text:deletion>
            <office:change-info>
              <dc:creator>Ray Lischner</dc:creator>
              <dc:date>2008-10-02T21:02:00</dc:date>
            </office:change-info>
            <text:p text:style-name="Code"><text:s/>{</text:p>
            <text:p text:style-name="Code"><text:s text:c="4"/>a.pimpl_-&gt;add_ref();</text:p>
            <text:p text:style-name="Code"><text:s text:c="4"/>pimpl_-&gt;delete_ref();</text:p>
            <text:p text:style-name="Code"><text:s text:c="4"/>pimpl_ = a.pimpl_;</text:p>
            <text:p text:style-name="Code"><text:s text:c="4"/>return *this;</text:p>
            <text:p text:style-name="Code"><text:s text:c="2"/>}</text:p>
          </text:deletion>
        </text:changed-region>
        <text:changed-region text:id="ct151301208">
          <text:insertion>
            <office:change-info>
              <dc:creator>Ray Lischner</dc:creator>
              <dc:date>2008-10-02T21:02:00</dc:date>
            </office:change-info>
          </text:insertion>
        </text:changed-region>
        <text:changed-region text:id="ct160437832">
          <text:deletion>
            <office:change-info>
              <dc:creator>Ray Lischner</dc:creator>
              <dc:date>2008-10-02T21:02:00</dc:date>
            </office:change-info>
            <text:p text:style-name="Code"><text:s/>{ return pimpl_-&gt;name(); }</text:p>
          </text:deletion>
        </text:changed-region>
        <text:changed-region text:id="ct159434416">
          <text:insertion>
            <office:change-info>
              <dc:creator>Ray Lischner</dc:creator>
              <dc:date>2008-10-02T21:02:00</dc:date>
            </office:change-info>
          </text:insertion>
        </text:changed-region>
        <text:changed-region text:id="ct160997920">
          <text:deletion>
            <office:change-info>
              <dc:creator>Ray Lischner</dc:creator>
              <dc:date>2008-10-02T21:02:00</dc:date>
            </office:change-info>
            <text:p text:style-name="Code"><text:s/>{ return pimpl_-&gt;mod_time(); }</text:p>
          </text:deletion>
        </text:changed-region>
        <text:changed-region text:id="ct159406552">
          <text:insertion>
            <office:change-info>
              <dc:creator>Ray Lischner</dc:creator>
              <dc:date>2008-10-02T21:02:00</dc:date>
            </office:change-info>
          </text:insertion>
        </text:changed-region>
        <text:changed-region text:id="ct142396048">
          <text:deletion>
            <office:change-info>
              <dc:creator>Ray Lischner</dc:creator>
              <dc:date>2008-10-02T21:02:00</dc:date>
            </office:change-info>
            <text:p text:style-name="Code"><text:s/>const { return pimpl_-&gt;expand(str); }</text:p>
          </text:deletion>
        </text:changed-region>
        <text:changed-region text:id="ct142953352">
          <text:insertion>
            <office:change-info>
              <dc:creator>Ray Lischner</dc:creator>
              <dc:date>2008-10-02T21:02:00</dc:date>
            </office:change-info>
          </text:insertion>
        </text:changed-region>
        <text:changed-region text:id="ct166578632">
          <text:deletion>
            <office:change-info>
              <dc:creator>Ray Lischner</dc:creator>
              <dc:date>2008-10-02T21:02:00</dc:date>
            </office:change-info>
            <text:p text:style-name="Code"><text:s/>{ pimpl_-&gt;build(); }</text:p>
          </text:deletion>
        </text:changed-region>
        <text:changed-region text:id="ct165075600">
          <text:insertion>
            <office:change-info>
              <dc:creator>Ray Lischner</dc:creator>
              <dc:date>2008-10-02T21:02:00</dc:date>
            </office:change-info>
          </text:insertion>
        </text:changed-region>
        <text:changed-region text:id="ct164935752">
          <text:deletion>
            <office:change-info>
              <dc:creator>Ray Lischner</dc:creator>
              <dc:date>2008-10-02T21:02:00</dc:date>
            </office:change-info>
            <text:p text:style-name="Code"><text:s/>{ return pimpl_-&gt;get_mod_time(); }</text:p>
          </text:deletion>
        </text:changed-region>
        <text:changed-region text:id="ct165494632">
          <text:insertion>
            <office:change-info>
              <dc:creator>Ray Lischner</dc:creator>
              <dc:date>2008-10-02T21:02:00</dc:date>
            </office:change-info>
          </text:insertion>
        </text:changed-region>
        <text:changed-region text:id="ct142249768">
          <text:deletion>
            <office:change-info>
              <dc:creator>Ray Lischner</dc:creator>
              <dc:date>2008-10-03T21:55:00</dc:date>
            </office:change-info>
            <text:p text:style-name="Code"/>
            <text:p text:style-name="Code"><text:s text:c="22"/></text:p>
          </text:deletion>
        </text:changed-region>
        <text:changed-region text:id="ct164924904">
          <text:insertion>
            <office:change-info>
              <dc:creator>Ray Lischner</dc:creator>
              <dc:date>2008-10-03T21:55:00</dc:date>
            </office:change-info>
          </text:insertion>
        </text:changed-region>
        <text:changed-region text:id="ct159435352">
          <text:deletion>
            <office:change-info>
              <dc:creator>Ray Lischner</dc:creator>
              <dc:date>2008-10-02T21:02:00</dc:date>
            </office:change-info>
            <text:p text:style-name="Code"><text:s/>{ pimpl_-&gt;store_variable(name, value); }</text:p>
          </text:deletion>
        </text:changed-region>
        <text:changed-region text:id="ct160191392">
          <text:insertion>
            <office:change-info>
              <dc:creator>Ray Lischner</dc:creator>
              <dc:date>2008-10-02T21:02:00</dc:date>
            </office:change-info>
          </text:insertion>
        </text:changed-region>
        <text:changed-region text:id="ct160937544">
          <text:insertion>
            <office:change-info>
              <dc:creator>Ray Lischner</dc:creator>
              <dc:date>2008-10-03T21:55:00</dc:date>
            </office:change-info>
          </text:insertion>
        </text:changed-region>
        <text:changed-region text:id="ct175299600">
          <text:insertion>
            <office:change-info>
              <dc:creator>Ray Lischner</dc:creator>
              <dc:date>2008-10-02T21:03:00</dc:date>
            </office:change-info>
          </text:insertion>
        </text:changed-region>
        <text:changed-region text:id="ct169901912">
          <text:deletion>
            <office:change-info>
              <dc:creator>Ray Lischner</dc:creator>
              <dc:date>2008-10-02T22:34:00</dc:date>
            </office:change-info>
            <text:p text:style-name="Body_20_Text_20_Cont">As you can see, the real action is in</text:p>
          </text:deletion>
        </text:changed-region>
        <text:changed-region text:id="ct175627672">
          <text:insertion>
            <office:change-info>
              <dc:creator>Ray Lischner</dc:creator>
              <dc:date>2008-10-02T22:34:00</dc:date>
            </office:change-info>
          </text:insertion>
        </text:changed-region>
        <text:changed-region text:id="ct166961312">
          <text:insertion>
            <office:change-info>
              <dc:creator>Ray Lischner</dc:creator>
              <dc:date>2008-10-02T22:34:00</dc:date>
            </office:change-info>
          </text:insertion>
        </text:changed-region>
        <text:changed-region text:id="ct174910008">
          <text:insertion>
            <office:change-info>
              <dc:creator>Ray Lischner</dc:creator>
              <dc:date>2008-10-02T22:34:00</dc:date>
            </office:change-info>
          </text:insertion>
        </text:changed-region>
        <text:changed-region text:id="ct169611144">
          <text:insertion>
            <office:change-info>
              <dc:creator>Ray Lischner</dc:creator>
              <dc:date>2008-10-02T22:35:00</dc:date>
            </office:change-info>
          </text:insertion>
        </text:changed-region>
        <text:changed-region text:id="ct155174104">
          <text:deletion>
            <office:change-info>
              <dc:creator>Ray Lischner</dc:creator>
              <dc:date>2008-10-02T22:35:00</dc:date>
            </office:change-info>
            <text:p text:style-name="Body_20_Text_20_Cont">In addition to the old <text:span text:style-name="Code_20_Inline">artifact</text:span> behavior, it also manages its own reference count, so <text:span text:style-name="Code_20_Inline">artifact</text:span> can properly implement the copy constructor, assignment operator, and destructor. </text:p>
          </text:deletion>
        </text:changed-region>
        <text:changed-region text:id="ct155241992">
          <text:insertion>
            <office:change-info>
              <dc:creator>Ray Lischner</dc:creator>
              <dc:date>2008-10-02T22:35:00</dc:date>
            </office:change-info>
          </text:insertion>
        </text:changed-region>
        <text:changed-region text:id="ct173008864">
          <text:insertion>
            <office:change-info>
              <dc:creator>Ray Lischner</dc:creator>
              <dc:date>2008-10-05T11:08:00</dc:date>
            </office:change-info>
          </text:insertion>
        </text:changed-region>
        <text:changed-region text:id="ct157058296">
          <text:deletion>
            <office:change-info>
              <dc:creator>Ray Lischner</dc:creator>
              <dc:date>2008-10-02T22:38:00</dc:date>
            </office:change-info>
            <text:p text:style-name="Code"><text:s/>: ref_count_(1), name_(), mod_time_(static_cast&lt;time_t&gt;(-1)), variables_(0) {}</text:p>
          </text:deletion>
        </text:changed-region>
        <text:changed-region text:id="ct156981600">
          <text:insertion>
            <office:change-info>
              <dc:creator>Ray Lischner</dc:creator>
              <dc:date>2008-10-02T22:38:00</dc:date>
            </office:change-info>
          </text:insertion>
        </text:changed-region>
        <text:changed-region text:id="ct156843064">
          <text:deletion>
            <office:change-info>
              <dc:creator>Ray Lischner</dc:creator>
              <dc:date>2008-10-02T22:38:00</dc:date>
            </office:change-info>
            <text:p text:style-name="Code"><text:s text:c="2"/>: ref_count_(1), name_(name), mod_time_(get_mod_time()), variables_(0)</text:p>
            <text:p text:style-name="Code"><text:s text:c="2"/>{}</text:p>
            <text:p text:style-name="Code"/>
          </text:deletion>
        </text:changed-region>
        <text:changed-region text:id="ct156979784">
          <text:deletion>
            <office:change-info>
              <dc:creator>Ray Lischner</dc:creator>
              <dc:date>2008-10-02T22:38:00</dc:date>
            </office:change-info>
            <text:p text:style-name="Code"><text:s/>{ delete variables_; }</text:p>
          </text:deletion>
        </text:changed-region>
        <text:changed-region text:id="ct155550912">
          <text:insertion>
            <office:change-info>
              <dc:creator>Ray Lischner</dc:creator>
              <dc:date>2008-10-02T22:38:00</dc:date>
            </office:change-info>
          </text:insertion>
        </text:changed-region>
        <text:changed-region text:id="ct142172776">
          <text:deletion>
            <office:change-info>
              <dc:creator>Ray Lischner</dc:creator>
              <dc:date>2008-10-02T22:36:00</dc:date>
            </office:change-info>
            <text:p text:style-name="Code"><text:s/>{ ++ref_count_; }</text:p>
          </text:deletion>
        </text:changed-region>
        <text:changed-region text:id="ct157102040">
          <text:insertion>
            <office:change-info>
              <dc:creator>Ray Lischner</dc:creator>
              <dc:date>2008-10-02T22:36:00</dc:date>
            </office:change-info>
          </text:insertion>
        </text:changed-region>
        <text:changed-region text:id="ct151064376">
          <text:deletion>
            <office:change-info>
              <dc:creator>Ray Lischner</dc:creator>
              <dc:date>2008-10-02T22:36:00</dc:date>
            </office:change-info>
            <text:p text:style-name="Code"><text:s/>{ --ref_count_; if (ref_count_ == 0) delete this; }</text:p>
          </text:deletion>
        </text:changed-region>
        <text:changed-region text:id="ct155779808">
          <text:insertion>
            <office:change-info>
              <dc:creator>Ray Lischner</dc:creator>
              <dc:date>2008-10-02T22:36:00</dc:date>
            </office:change-info>
          </text:insertion>
        </text:changed-region>
        <text:changed-region text:id="ct165224528">
          <text:insertion>
            <office:change-info>
              <dc:creator>Ray Lischner</dc:creator>
              <dc:date>2008-10-02T22:38:00</dc:date>
            </office:change-info>
          </text:insertion>
        </text:changed-region>
        <text:changed-region text:id="ct175237336">
          <text:deletion>
            <office:change-info>
              <dc:creator>Ray Lischner</dc:creator>
              <dc:date>2008-10-02T22:38:00</dc:date>
            </office:change-info>
            <text:p text:style-name="Code"/>
            <text:p text:style-name="Code"><text:s text:c="2"/>{</text:p>
            <text:p text:style-name="Code"><text:s text:c="4"/>return ::expand(str, variables_);</text:p>
            <text:p text:style-name="Code"><text:s text:c="2"/>}</text:p>
          </text:deletion>
        </text:changed-region>
        <text:changed-region text:id="ct175213872">
          <text:insertion>
            <office:change-info>
              <dc:creator>Ray Lischner</dc:creator>
              <dc:date>2008-10-02T22:38:00</dc:date>
            </office:change-info>
          </text:insertion>
        </text:changed-region>
        <text:changed-region text:id="ct163104624">
          <text:insertion>
            <office:change-info>
              <dc:creator>Ray Lischner</dc:creator>
              <dc:date>2008-10-03T22:00:00</dc:date>
            </office:change-info>
          </text:insertion>
        </text:changed-region>
        <text:changed-region text:id="ct162555400">
          <text:deletion>
            <office:change-info>
              <dc:creator>Ray Lischner</dc:creator>
              <dc:date>2008-10-02T22:38:00</dc:date>
            </office:change-info>
            <text:p text:style-name="Code"/>
            <text:p text:style-name="Code"/>
          </text:deletion>
        </text:changed-region>
        <text:changed-region text:id="ct162440488">
          <text:deletion>
            <office:change-info>
              <dc:creator>Ray Lischner</dc:creator>
              <dc:date>2008-10-02T22:37:00</dc:date>
            </office:change-info>
            <text:p text:style-name="Code"><text:s text:c="2"/>/// Build a target.</text:p>
            <text:p text:style-name="Code"><text:s text:c="2"/>/// After completing the actions (not yet implemented),</text:p>
            <text:p text:style-name="Code"><text:s text:c="2"/>/// update the modification time.</text:p>
            <text:p text:style-name="Code"/>
          </text:deletion>
        </text:changed-region>
        <text:changed-region text:id="ct173054320">
          <text:deletion>
            <office:change-info>
              <dc:creator>Ray Lischner</dc:creator>
              <dc:date>2008-10-02T22:38:00</dc:date>
            </office:change-info>
            <text:p text:style-name="Code"/>
            <text:p text:style-name="Code"/>
          </text:deletion>
        </text:changed-region>
        <text:changed-region text:id="ct166321536">
          <text:deletion>
            <office:change-info>
              <dc:creator>Ray Lischner</dc:creator>
              <dc:date>2008-10-02T22:37:00</dc:date>
            </office:change-info>
            <text:p text:style-name="Code"><text:s text:c="2"/>/// Look up the modification time of the artifact.</text:p>
            <text:p text:style-name="Code"><text:s text:c="2"/>/// Return static_cast&lt;time_t&gt;(-1) if the artifact does not</text:p>
            <text:p text:style-name="Code"><text:s text:c="2"/>/// exist (and therefore must be built) or if the time cannot</text:p>
            <text:p text:style-name="Code"><text:s text:c="2"/>/// be obtained for any other reason.</text:p>
            <text:p text:style-name="Code"/>
          </text:deletion>
        </text:changed-region>
        <text:changed-region text:id="ct167489720">
          <text:insertion>
            <office:change-info>
              <dc:creator>Ray Lischner</dc:creator>
              <dc:date>2008-10-02T22:37:00</dc:date>
            </office:change-info>
          </text:insertion>
        </text:changed-region>
        <text:changed-region text:id="ct166571032">
          <text:deletion>
            <office:change-info>
              <dc:creator>Ray Lischner</dc:creator>
              <dc:date>2008-10-02T22:37:00</dc:date>
            </office:change-info>
            <text:p text:style-name="Code"><text:s text:c="2"/>{</text:p>
            <text:p text:style-name="Code"><text:s text:c="4"/>// Real programs should get this information from the</text:p>
            <text:p text:style-name="Code"><text:s text:c="4"/>// operating system. This program returns the current time.</text:p>
            <text:p text:style-name="Code"><text:s text:c="4"/>return std::time(0);</text:p>
            <text:p text:style-name="Code"><text:s text:c="2"/>}</text:p>
            <text:p text:style-name="Code"/>
            <text:p text:style-name="Code"><text:s text:c="2"/>/// Store a per-target variable.</text:p>
            <text:p text:style-name="Code"/>
          </text:deletion>
        </text:changed-region>
        <text:changed-region text:id="ct162999024">
          <text:deletion>
            <office:change-info>
              <dc:creator>Ray Lischner</dc:creator>
              <dc:date>2008-10-03T22:00:00</dc:date>
            </office:change-info>
            <text:p text:style-name="Code"/>
            <text:p text:style-name="Code"><text:s text:c="22"/></text:p>
          </text:deletion>
        </text:changed-region>
        <text:changed-region text:id="ct163086296">
          <text:insertion>
            <office:change-info>
              <dc:creator>Ray Lischner</dc:creator>
              <dc:date>2008-10-03T22:00:00</dc:date>
            </office:change-info>
          </text:insertion>
        </text:changed-region>
        <text:changed-region text:id="ct162454800">
          <text:insertion>
            <office:change-info>
              <dc:creator>Ray Lischner</dc:creator>
              <dc:date>2008-10-02T22:37:00</dc:date>
            </office:change-info>
          </text:insertion>
        </text:changed-region>
        <text:changed-region text:id="ct162647128">
          <text:deletion>
            <office:change-info>
              <dc:creator>Ray Lischner</dc:creator>
              <dc:date>2008-10-02T22:37:00</dc:date>
            </office:change-info>
            <text:p text:style-name="Code"><text:s text:c="2"/>{</text:p>
            <text:p text:style-name="Code"><text:s text:c="4"/>if (variables_ == 0)</text:p>
            <text:p text:style-name="Code"><text:s text:c="6"/>variables_ = new variable_map;</text:p>
            <text:p text:style-name="Code"><text:s text:c="4"/>(*variables_)[name] = value;</text:p>
            <text:p text:style-name="Code"><text:s text:c="2"/>}</text:p>
            <text:p text:style-name="Code"/>
          </text:deletion>
        </text:changed-region>
        <text:changed-region text:id="ct151601496">
          <text:insertion>
            <office:change-info>
              <dc:creator>Ray Lischner</dc:creator>
              <dc:date>2008-10-02T22:40:00</dc:date>
            </office:change-info>
          </text:insertion>
        </text:changed-region>
        <text:changed-region text:id="ct142887920">
          <text:insertion>
            <office:change-info>
              <dc:creator>Ray Lischner</dc:creator>
              <dc:date>2008-10-02T22:42:00</dc:date>
            </office:change-info>
          </text:insertion>
        </text:changed-region>
        <text:changed-region text:id="ct157378344">
          <text:insertion>
            <office:change-info>
              <dc:creator>Ray Lischner</dc:creator>
              <dc:date>2008-10-02T22:35:00</dc:date>
            </office:change-info>
          </text:insertion>
        </text:changed-region>
        <text:changed-region text:id="ct142313488">
          <text:insertion>
            <office:change-info>
              <dc:creator>Ray Lischner</dc:creator>
              <dc:date>2008-10-02T22:46:00</dc:date>
            </office:change-info>
          </text:insertion>
        </text:changed-region>
        <text:changed-region text:id="ct157412912">
          <text:insertion>
            <office:change-info>
              <dc:creator>Ray Lischner</dc:creator>
              <dc:date>2008-10-02T22:47:00</dc:date>
            </office:change-info>
          </text:insertion>
        </text:changed-region>
        <text:changed-region text:id="ct173016888">
          <text:insertion>
            <office:change-info>
              <dc:creator>Ray Lischner</dc:creator>
              <dc:date>2008-10-02T21:38:00</dc:date>
            </office:change-info>
          </text:insertion>
        </text:changed-region>
        <text:changed-region text:id="ct153388080">
          <text:insertion>
            <office:change-info>
              <dc:creator>Ray Lischner</dc:creator>
              <dc:date>2008-10-02T21:45:00</dc:date>
            </office:change-info>
          </text:insertion>
        </text:changed-region>
        <text:changed-region text:id="ct151290272">
          <text:deletion>
            <office:change-info>
              <dc:creator>Ray Lischner</dc:creator>
              <dc:date>2008-10-02T21:45:00</dc:date>
            </office:change-info>
            <text:p text:style-name="Body_20_Text"><text:span text:style-name="T3">8</text:span></text:p>
          </text:deletion>
        </text:changed-region>
        <text:changed-region text:id="ct162677104">
          <text:insertion>
            <office:change-info>
              <dc:creator>Ray Lischner</dc:creator>
              <dc:date>2008-10-02T21:45:00</dc:date>
            </office:change-info>
          </text:insertion>
        </text:changed-region>
        <text:changed-region text:id="ct166319544">
          <text:deletion>
            <office:change-info>
              <dc:creator>Ray Lischner</dc:creator>
              <dc:date>2008-10-02T21:45:00</dc:date>
            </office:change-info>
            <text:p text:style-name="Body_20_Text"><text:span text:style-name="T3">8</text:span></text:p>
          </text:deletion>
        </text:changed-region>
        <text:changed-region text:id="ct143926480">
          <text:format-change>
            <office:change-info>
              <dc:creator>Ray Lischner</dc:creator>
              <dc:date>2008-10-02T21:45:00</dc:date>
            </office:change-info>
          </text:format-change>
        </text:changed-region>
        <text:changed-region text:id="ct142089312">
          <text:format-change>
            <office:change-info>
              <dc:creator>Ray Lischner</dc:creator>
              <dc:date>2008-10-02T21:45:00</dc:date>
            </office:change-info>
          </text:format-change>
        </text:changed-region>
        <text:changed-region text:id="ct153522288">
          <text:deletion>
            <office:change-info>
              <dc:creator>Ray Lischner</dc:creator>
              <dc:date>2008-10-02T21:49:00</dc:date>
            </office:change-info>
            <text:p text:style-name="P1"/>
            <text:p text:style-name="Body_20_Text">This chapter seems to be a grab bag of bits and pieces. I would prefer to see a chapter that focuses on iterators and another one that deals with shared_ptr. If you are going to mention weak_ptr I think you should take time explaining what it is and how it is used.</text:p>
            <text:p text:style-name="Body_20_Text"/>
            <text:p text:style-name="P1">Again note that C0x will make much of this chapter out of date.</text:p>
            <text:p text:style-name="P1">Sorry if this seems negative but this and the last chapter leave me feeling that somewhere you have lost impetus.</text:p>
            <text:p text:style-name="P1">Also note that memory is not the only resource which might be handled via some form of pointer</text:p>
          </text:deletion>
        </text:changed-region>
      </text:tracked-changes>
      <text:variable-decls>
        <text:variable-decl office:value-type="float" text:name="chapt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xploration <text:variable-set text:name="chapter" office:value-type="float" office:value="60" style:data-style-name="N0">60</text:variable-set></text:p>
      <text:p text:style-name="Chapter_20_Title">Smart Pointers</text:p>
      <text:p text:style-name="Body_20_Text_20_First">The <text:span text:style-name="Code_20_Inline">std::auto_ptr</text:span> class template is an example of a so-called <text:span text:style-name="T2">smart pointer</text:span>. A smart pointer behaves much like a pointer, but with extra features and functionality. This exploration takes a closer look at <text:span text:style-name="Code_20_Inline">auto_ptr</text:span> and other smart pointers.</text:p>
      <text:p text:style-name="Heading_20_1">Revisiting auto_ptr</text:p>
      <text:p text:style-name="Body_20_Text_20_First">Exploration 5<text:change-start text:change-id="ct168870272"/>8<text:change-end text:change-id="ct168870272"/><text:change text:change-id="ct175528048"/> introduced <text:span text:style-name="Code_20_Inline">auto_ptr</text:span> as a way to manage dynamically-allocated <text:change text:change-id="ct151504640"/><text:change-start text:change-id="ct-1490941976"/>objects<text:change-end text:change-id="ct-1490941976"/>. The <text:span text:style-name="Code_20_Inline">auto_ptr</text:span> class template overloads the dereference (<text:span text:style-name="Code_20_Inline">*</text:span>)<text:span text:style-name="Code_20_Inline"> </text:span>and member access (<text:span text:style-name="Code_20_Inline">-&gt;</text:span>) operators, which lets you use an <text:span text:style-name="Code_20_Inline">auto_ptr</text:span> object the same way you would use a pointer. At the same time, it extends the behavior of an ordinary pointer so that when the <text:span text:style-name="Code_20_Inline">auto_ptr</text:span> object is destroyed, it automatically deletes the pointer it holds. That’s why <text:span text:style-name="Code_20_Inline">auto_ptr</text:span> is called a <text:span text:style-name="T2">smart pointer—</text:span><text:span text:style-name="T8">it’s just like an ordinary pointer, only smarter.</text:span> Using <text:span text:style-name="Code_20_Inline">auto_ptr</text:span> helps ensure that memory is properly managed, even in the face of unexpected exceptions.</text:p>
      <text:p text:style-name="SB_20_Head"><text:change-start text:change-id="ct157274944"/>C++ Replacement for auto_ptr</text:p>
      <text:p text:style-name="SB_20_Body_20_First">The next major revision to the C++ standard deprecates <text:span text:style-name="Code_20_Inline">auto_ptr</text:span>. Instead of <text:span text:style-name="Code_20_Inline">auto_ptr</text:span>, you will have a choice of several smart pointers that serve a variety of purposes. If you are using a compiler and library that implement the new standard, please skip this section, and continue with Copyable Smart Pointers. That section describes <text:span text:style-name="Code_20_Inline">smart_ptr</text:span>, which is one of the smart pointers in the new standard and is much more useful than <text:span text:style-name="Code_20_Inline">auto_ptr</text:span>. See an updated language reference to learn about the other smart pointers.</text:p>
      <text:p text:style-name="Body_20_Text"><text:change-end text:change-id="ct157274944"/>The key feature of <text:span text:style-name="Code_20_Inline">auto_ptr</text:span> is that, when properly used, exactly one <text:span text:style-name="Code_20_Inline">auto_ptr</text:span> object owns a particular pointer. You can copy and assign <text:span text:style-name="Code_20_Inline">auto_ptr</text:span> objects, and each time, the target of the copy or assignment becomes the new owner of the pointer.</text:p>
      <text:p text:style-name="Body_20_Text">You can also force an <text:span text:style-name="Code_20_Inline">auto_ptr</text:span> to give up ownership of its pointer by calling the <text:span text:style-name="Code_20_Inline">release()</text:span> member function. The <text:span text:style-name="Code_20_Inline">release()</text:span> function returns the raw pointer:</text:p>
      <text:p text:style-name="Code_20_First">std::auto_ptr&lt;int&gt; ap(new int(42));</text:p>
      <text:p text:style-name="Code">int* ip(ap.release());</text:p>
      <text:p text:style-name="Code_20_Last">delete ip;</text:p>
      <text:p text:style-name="Body_20_Text_20_Cont">Call the <text:span text:style-name="Code_20_Inline">reset</text:span> member function to tell an <text:span text:style-name="Code_20_Inline">auto_ptr</text:span> to take over a different pointer. The <text:span text:style-name="Code_20_Inline">auto_ptr</text:span> object deletes its old pointer and takes control of the new pointer (assuming the two pointer values are different). With no argument, <text:span text:style-name="Code_20_Inline">reset()</text:span> sets the <text:span text:style-name="Code_20_Inline">auto_ptr</text:span> to a null pointer:</text:p>
      <text:p text:style-name="Code_20_First">std::auto_ptr&lt;int&gt; ap(new int(42));</text:p>
      <text:p text:style-name="Code">ap.reset(new int(10)); // deletes the pointer to 42</text:p>
      <text:p text:style-name="Code_20_Last">ap.reset(); <text:s text:c="11"/>// deletes the pointer to 10</text:p>
      <text:p text:style-name="Body_20_Text_20_Cont">The <text:span text:style-name="Code_20_Inline">get()</text:span> member function retrieves the raw pointer without affecting the <text:span text:style-name="Code_20_Inline">auto_ptr</text:span>’s ownership. The <text:span text:style-name="Code_20_Inline">auto_ptr</text:span> template also overloads the dereference (<text:span text:style-name="Code_20_Inline">*</text:span>) and member (<text:span text:style-name="Code_20_Inline">-&gt;</text:span>) <text:soft-page-break/>operators so they work the way they do with ordinary pointers. These functions do not affect ownership of the pointer:</text:p>
      <text:p text:style-name="Code_20_First">std::auto_ptr&lt;rational&gt; rp(new rational(420, 10));</text:p>
      <text:p text:style-name="Code">int n(rp-&gt;numerator());</text:p>
      <text:p text:style-name="Code">rational r(*rp);</text:p>
      <text:p text:style-name="Code_20_Last">rational *raw_ptr(rp.get());</text:p>
      <text:p text:style-name="Body_20_Text_20_Cont">Because copying an <text:span text:style-name="Code_20_Inline">auto_ptr</text:span> transfers ownership, the copy constructor must be able to modify its argument, the source of the copy. This is unconventional and an important point to remember. Usually, a copy constructor declares its parameter as a reference to <text:span text:style-name="Code_20_Inline">const</text:span>, but <text:span text:style-name="Code_20_Inline">auto_ptr</text:span> requires a non-<text:span text:style-name="Code_20_Inline">const</text:span> reference. This has a number of ramifications that you might find surprising. Consider, for example, Listing <text:variable-get text:name="chapter" office:value-type="float" style:data-style-name="N0">60</text:variable-get>-<text:reference-ref text:reference-format="text" text:ref-name="auto_ptr_copy_code">1</text:reference-ref>.</text:p>
      <text:p text:style-name="Code_20_Caption"><text:hidden-text text:condition="ooow:" text:string-value=".cxx" text:is-hidden="true"/>Listing <text:variable-get text:name="chapter" office:value-type="float" style:data-style-name="N0">60</text:variable-get>-<text:reference-mark-start text:name="auto_ptr_copy_code"/><text:sequence text:ref-name="refText0" text:name="Text" text:formula="ooow:Text+1" style:num-format="1">1</text:sequence><text:reference-mark-end text:name="auto_ptr_copy_code"/>. Copying an <text:span text:style-name="Code_20_Inline">auto_ptr</text:span> object (or not)</text:p>
      <text:p text:style-name="Code_20_First">#include &lt;memory&gt;</text:p>
      <text:p text:style-name="Code"/>
      <text:p text:style-name="Code">std::auto_ptr&lt;int&gt; does_this_work(std::auto_ptr&lt;int&gt; const&amp; x)</text:p>
      <text:p text:style-name="Code">{</text:p>
      <text:p text:style-name="Code"><text:s text:c="2"/>std::auto_ptr&lt;int&gt; y(x);</text:p>
      <text:p text:style-name="Code"><text:s text:c="2"/>return y;</text:p>
      <text:p text:style-name="Code">}</text:p>
      <text:p text:style-name="Code"/>
      <text:p text:style-name="Code">int main()</text:p>
      <text:p text:style-name="Code">{</text:p>
      <text:p text:style-name="Code"><text:s text:c="2"/>std::auto_ptr&lt;int&gt; a, b;</text:p>
      <text:p text:style-name="Code"><text:s text:c="2"/>a.reset(new int(42));</text:p>
      <text:p text:style-name="Code"><text:s text:c="2"/>b = does_this_work(a);</text:p>
      <text:p text:style-name="Code_20_Last">}</text:p>
      <text:p text:style-name="Body_20_Text_20_Cont"><text:span text:style-name="T4">Before you run this program, </text:span><text:span text:style-name="T3">predict whether you think it will compile and run successfully:</text:span> ~SSS. <text:span text:style-name="T3">Try it.</text:span> The <text:span text:style-name="Code_20_Inline">does_this_work</text:span> function never assigns to <text:span text:style-name="Code_20_Inline">x</text:span> or otherwise appears to modify it. At first glance, declaring <text:span text:style-name="Code_20_Inline">x</text:span> as a reference to <text:span text:style-name="Code_20_Inline">const</text:span> is perfectly normal and acceptable, but the compiler complains anyway.</text:p>
      <text:p text:style-name="Body_20_Text">Remember that copying an <text:span text:style-name="Code_20_Inline">auto_ptr</text:span> object transfers ownership of the pointer, so it must modify the source of the copy to tell it to release its pointer. Thus, copying <text:span text:style-name="Code_20_Inline">x</text:span> to <text:span text:style-name="Code_20_Inline">y</text:span> fails because <text:span text:style-name="Code_20_Inline">x</text:span> is <text:span text:style-name="Code_20_Inline">const</text:span>. The proper way to use <text:span text:style-name="Code_20_Inline">auto_ptr</text:span> is to pass it by value. Ironically, passing it by value causes the argument to be modified. Ordinarily, passing an object by value prevents the argument from being modified, but <text:span text:style-name="Code_20_Inline">auto_ptr</text:span> is special. The implementation is beyond the scope of this book, but you can use it without knowing all the details of its implementation. Take a look at Listing <text:variable-get text:name="chapter" office:value-type="float" style:data-style-name="N0">60</text:variable-get>-<text:reference-ref text:reference-format="text" text:ref-name="auto_ptr_copy_fixed_code">2</text:reference-ref>.</text:p>
      <text:p text:style-name="Code_20_Caption">Listing <text:variable-get text:name="chapter" office:value-type="float" style:data-style-name="N0">60</text:variable-get>-<text:reference-mark-start text:name="auto_ptr_copy_fixed_code"/><text:sequence text:ref-name="refText1" text:name="Text" text:formula="ooow:Text+1" style:num-format="1">2</text:sequence><text:reference-mark-end text:name="auto_ptr_copy_fixed_code"/>. Correct way to copy <text:span text:style-name="Code_20_Inline">auto_ptr</text:span> objects</text:p>
      <text:p text:style-name="Code_20_First">#include &lt;memory&gt;</text:p>
      <text:p text:style-name="Code"/>
      <text:p text:style-name="Code">std::auto_ptr&lt;int&gt; does_this_work(std::auto_ptr&lt;int&gt; x)</text:p>
      <text:p text:style-name="Code">{</text:p>
      <text:p text:style-name="Code"><text:s text:c="2"/>std::auto_ptr&lt;int&gt; y(x);</text:p>
      <text:p text:style-name="Code"><text:s text:c="2"/>return y;</text:p>
      <text:p text:style-name="Code">}</text:p>
      <text:p text:style-name="Code"/>
      <text:p text:style-name="Code"><text:soft-page-break/>int main()</text:p>
      <text:p text:style-name="Code">{</text:p>
      <text:p text:style-name="Code"><text:s text:c="2"/>std::auto_ptr&lt;int&gt; a, b;</text:p>
      <text:p text:style-name="Code"><text:s text:c="2"/>a.reset(new int(42));</text:p>
      <text:p text:style-name="Code"><text:s text:c="2"/>b = does_this_work(a);</text:p>
      <text:p text:style-name="Code_20_Last">}</text:p>
      <text:p text:style-name="Body_20_Text_20_Cont">The new program transfers ownership from <text:span text:style-name="Code_20_Inline">a</text:span> in <text:span text:style-name="Code_20_Inline">main</text:span> to <text:span text:style-name="Code_20_Inline">x</text:span> in <text:span text:style-name="Code_20_Inline">does_this_work</text:span>, then to <text:span text:style-name="Code_20_Inline">y</text:span>, and then to <text:span text:style-name="Code_20_Inline">b</text:span>. When <text:span text:style-name="Code_20_Inline">b</text:span> is destroyed at the end of <text:span text:style-name="Code_20_Inline">main</text:span>, the pointer is deleted.</text:p>
      <text:p text:style-name="Body_20_Text">If you use <text:span text:style-name="Code_20_Inline">auto_ptr</text:span> for data members in a class, you must remember that the compiler imposes the same restrictions on your class. The compiler generates a copy constructor, but because <text:span text:style-name="Code_20_Inline">auto_ptr</text:span>’s own copy constructor cannot copy a <text:span text:style-name="Code_20_Inline">const</text:span> source, neither can your class’s copy constructor.</text:p>
      <text:p text:style-name="Body_20_Text">Thus, using <text:span text:style-name="Code_20_Inline">auto_ptr</text:span> might free you from thinking about your class’s destructor, but you are not excused from thinking about the copy constructor and assignment operators. <text:change text:change-id="ct157576904"/><text:change-start text:change-id="ct157579072"/>This is a minor tweak to the guideline<text:change-end text:change-id="ct157579072"/> that if you need to deal with one, you must deal with all three. The same solutions are available, such as implementing a deep copy, or declaring the special member functions private and not implementing them at all.</text:p>
      <text:p text:style-name="Body_20_Text">One last restriction as a consequence of <text:span text:style-name="Code_20_Inline">auto_ptr</text:span>’s semantics is that you cannot store <text:span text:style-name="Code_20_Inline">auto_ptr</text:span> objects in a standard container. The standard containers have few restrictions on the types of objects you can store, but one restriction is absolute: the container must be free to make copies and assign objects such that the source and target of a copy or assignment are equal. That isn’t true for <text:span text:style-name="Code_20_Inline">auto_ptr</text:span>, so you can’t store <text:span text:style-name="Code_20_Inline">auto_ptr</text:span> objects in a container. </text:p>
      <text:p text:style-name="Body_20_Text">With all these restrictions, it’s a wonder that <text:span text:style-name="Code_20_Inline">auto_ptr</text:span> has any utility at all. Indeed, some C++ programmers never use <text:span text:style-name="Code_20_Inline">auto_ptr</text:span>. Instead, they use other smart pointers that have fewer restrictions, such as the <text:span text:style-name="Code_20_Inline">std::tr1::shared_ptr</text:span> class template, which is the subject of the next section.</text:p>
      <text:p text:style-name="Heading_20_1">Copyable Smart Pointers</text:p>
      <text:p text:style-name="Body_20_Text_20_First">A common need is to store pointers in a container, but instead of storing raw pointers, you often want to store smart pointers. In particular, when you erase a pointer from the container, it would be nice to delete the object, too. Calling <text:span text:style-name="Code_20_Inline">clear()</text:span> on the container to erase its entire contents should delete every pointer that it stores. One way to do this is to write template specializations for all the standard containers so that when the element type is a pointer, the container takes ownership of the pointers stored in the container. That’s a lot of work, however. You would need to rewrite all the containers in their entirety.</text:p>
      <text:p text:style-name="Body_20_Text">A better solution is to write a smart pointer class that can be stored in a container. The Boost project includes several different smart pointers. <text:change-start text:change-id="ct156518960"/>This section discusses one of those types, <text:span text:style-name="Code_20_Inline">shared_ptr</text:span>, which <text:change-end text:change-id="ct156518960"/><text:change text:change-id="ct141445200"/><text:change-start text:change-id="ct154719968"/>t<text:change-end text:change-id="ct154719968"/>he C++ committee accepted <text:change text:change-id="ct169812504"/><text:s/><text:change text:change-id="ct142850792"/><text:change text:change-id="ct168113680"/><text:change-start text:change-id="ct172518176"/>into TR1<text:change-end text:change-id="ct172518176"/><text:change-start text:change-id="ct164950184"/> and the next revision of the C++ standard<text:change-end text:change-id="ct164950184"/><text:change text:change-id="ct175169720"/>.</text:p>
      <text:p text:style-name="Body_20_Text">The <text:change-start text:change-id="ct153414256"/><text:span text:style-name="Code_20_Inline">boost::shared_ptr</text:span>, <text:s/><text:change-end text:change-id="ct153414256"/><text:span text:style-name="Code_20_Inline">std::tr1::shared_ptr</text:span><text:change-start text:change-id="ct164778304"/>,<text:change-end text:change-id="ct164778304"/><text:change-start text:change-id="ct162556224"/> or <text:span text:style-name="Code_20_Inline">std::shared_ptr</text:span><text:change-end text:change-id="ct162556224"/> class template is similar in spirit to <text:span text:style-name="Code_20_Inline">auto_ptr</text:span>. Once you deliver a pointer to a <text:span text:style-name="Code_20_Inline">shared_ptr</text:span>, the <text:span text:style-name="Code_20_Inline">shared_ptr</text:span> object owns that pointer. When the <text:span text:style-name="Code_20_Inline">shared_ptr</text:span> object is destroyed, it will delete the pointer. The difference between <text:span text:style-name="Code_20_Inline">shared_ptr</text:span> and <text:span text:style-name="Code_20_Inline">auto_ptr</text:span> is that you can freely copy and assign <text:span text:style-name="Code_20_Inline">shared_ptr</text:span> objects<text:change-start text:change-id="ct160873624"/> with normal semantics, that is, after an assignment, the source and target <text:span text:style-name="Code_20_Inline">shared_ptr</text:span>s point to the same object<text:change-end text:change-id="ct160873624"/>. The <text:span text:style-name="Code_20_Inline">shared_ptr</text:span> object keeps a reference count, <text:change-start text:change-id="ct165623144"/>so assignment merely increments the reference c<text:change-end text:change-id="ct165623144"/><text:change-start text:change-id="ct173182816"/>ount without needing to transfer ownership. <text:change-end text:change-id="ct173182816"/><text:change text:change-id="ct167674880"/><text:change-start text:change-id="ct167494296"/>W<text:change-end text:change-id="ct167494296"/>hen <text:change-start text:change-id="ct166826464"/>a <text:span text:style-name="Code_20_Inline">shared_ptr</text:span> object is destroyed, it decrements the reference count; when <text:change-end text:change-id="ct166826464"/>the count <text:change text:change-id="ct172896216"/><text:change-start text:change-id="ct153053408"/>reaches<text:change-end text:change-id="ct153053408"/> zero, the pointer is deleted. Thus, you can make as many copies as you like, store <text:span text:style-name="Code_20_Inline">shared_ptr</text:span> objects in a <text:soft-page-break/>container, pass them to functions, return them from functions, copy them, assign them, and carry on to your’s heart’s content. Each copy increments the reference count; when a copy is destroyed, the reference count decrements. When the count becomes zero, that means no more <text:span text:style-name="Code_20_Inline">shared_ptr</text:span> objects refer to the pointer, so the pointer is deleted. It’s that simple. Listing <text:variable-get text:name="chapter" office:value-type="float" style:data-style-name="N0">60</text:variable-get>-<text:reference-ref text:reference-format="text" text:ref-name="shared_ptr_code">3</text:reference-ref> shows that copying <text:span text:style-name="Code_20_Inline">shared_ptr</text:span> works in ways that don’t work with <text:span text:style-name="Code_20_Inline">auto_ptr</text:span>.</text:p>
      <text:p text:style-name="Code_20_Caption">Listing <text:variable-get text:name="chapter" office:value-type="float" style:data-style-name="N0">60</text:variable-get>-<text:reference-mark-start text:name="shared_ptr_code"/><text:sequence text:ref-name="refText2" text:name="Text" text:formula="ooow:Text+1" style:num-format="1">3</text:sequence><text:reference-mark-end text:name="shared_ptr_code"/>. Working with <text:span text:style-name="Code_20_Inline">shared_ptr</text:span></text:p>
      <text:p text:style-name="Code_20_First">#include &lt;iostream&gt;</text:p>
      <text:p text:style-name="Code">#include &lt;memory&gt;</text:p>
      <text:p text:style-name="Code">#include &lt;ostream&gt;</text:p>
      <text:p text:style-name="Code">#include &lt;vector&gt;</text:p>
      <text:p text:style-name="Code"/>
      <text:p text:style-name="Code">class see_me</text:p>
      <text:p text:style-name="Code">{</text:p>
      <text:p text:style-name="Code">public:</text:p>
      <text:p text:style-name="Code"><text:s text:c="2"/>see_me(int x) : x_(x) { std::cout &lt;&lt; <text:s/>"see_me(" &lt;&lt; x_ &lt;&lt; ")\n"; }</text:p>
      <text:p text:style-name="Code"><text:s text:c="2"/>~see_me() <text:s text:c="12"/>{ std::cout &lt;&lt; "~see_me(" &lt;&lt; x_ &lt;&lt; ")\n"; }</text:p>
      <text:p text:style-name="Code"><text:s text:c="2"/>int value() const <text:s text:c="4"/>{ return x_; }</text:p>
      <text:p text:style-name="Code">private:</text:p>
      <text:p text:style-name="Code"><text:s text:c="2"/>int x_;</text:p>
      <text:p text:style-name="Code">};</text:p>
      <text:p text:style-name="Code"/>
      <text:p text:style-name="Code">std::tr1::shared_ptr&lt;see_me&gt; does_this_work(std::tr1::shared_ptr&lt;see_me&gt; x)</text:p>
      <text:p text:style-name="Code">{</text:p>
      <text:p text:style-name="Code"><text:s text:c="2"/>std::tr1::shared_ptr&lt;see_me&gt; y(x);</text:p>
      <text:p text:style-name="Code"><text:s text:c="2"/>return y;</text:p>
      <text:p text:style-name="Code">}</text:p>
      <text:p text:style-name="Code"/>
      <text:p text:style-name="Code">int main()</text:p>
      <text:p text:style-name="Code">{</text:p>
      <text:p text:style-name="Code"><text:s text:c="2"/>std::tr1::shared_ptr&lt;see_me&gt; a, b;</text:p>
      <text:p text:style-name="Code"><text:s text:c="2"/>a.reset(new see_me(42));</text:p>
      <text:p text:style-name="Code"><text:s text:c="2"/>b = does_this_work(a);</text:p>
      <text:p text:style-name="Code"><text:s text:c="2"/>std::vector&lt;std::tr1::shared_ptr&lt;see_me&gt; &gt; v;</text:p>
      <text:p text:style-name="Code"><text:s text:c="2"/>v.push_back(a);</text:p>
      <text:p text:style-name="Code"><text:s text:c="2"/>v.push_back(b);</text:p>
      <text:p text:style-name="Code_20_Last">}</text:p>
      <text:p text:style-name="Body_20_Text_20_Cont">Using <text:span text:style-name="Code_20_Inline">shared_ptr</text:span>, you can reimplement the <text:change text:change-id="ct143932600"/>program from Listing 5<text:change-start text:change-id="ct142830752"/>6<text:change-end text:change-id="ct142830752"/><text:change text:change-id="ct152062016"/>-5. The old program used the artifact map to manage<text:change text:change-id="ct160440816"/> the lifetime of all artifacts. Although convenient, there is no reason to tie artifacts to this map because the map is used only for parsing. In a real program, most of the program’s work lies in the actual building of targets, not parsing the input. All the parsing objects should be freed and long gone by the time the program is building targets.</text:p>
      <text:p text:style-name="Body_20_Text"><text:span text:style-name="T3">Rewrite the artifact-lookup portion of Listing 5</text:span><text:change-start text:change-id="ct158021936"/><text:span text:style-name="T3">6</text:span><text:change-end text:change-id="ct158021936"/><text:change text:change-id="ct160021480"/><text:span text:style-name="T3">-5 to allocate </text:span><text:change-start text:change-id="ct159416784"/><text:span text:style-name="Code_20_Inline"><text:span text:style-name="T3">artifact</text:span></text:span><text:change-end text:change-id="ct159416784"/><text:span text:style-name="T3"> objects dynamically, using </text:span><text:span text:style-name="Code_20_Inline"><text:span text:style-name="T3">shared_ptr</text:span></text:span><text:span text:style-name="T3"> throughout to refer to artifact pointers.</text:span><text:span text:style-name="T4"> See Listing </text:span><text:span text:style-name="T4"><text:variable-get text:name="chapter" office:value-type="float" style:data-style-name="N0">60</text:variable-get></text:span><text:span text:style-name="T4">-</text:span><text:span text:style-name="T4"><text:reference-ref text:reference-format="text" text:ref-name="artifact_ptrs_code">4</text:reference-ref></text:span><text:span text:style-name="T4"> for my solution.</text:span></text:p>
      <text:p text:style-name="Code_20_Caption"><text:hidden-text text:condition="ooow:" text:string-value=".func" text:is-hidden="true"/><text:span text:style-name="T4">Listing </text:span><text:span text:style-name="T4"><text:variable-get text:name="chapter" office:value-type="float" style:data-style-name="N0">60</text:variable-get></text:span><text:span text:style-name="T4">-</text:span><text:reference-mark-start text:name="artifact_ptrs_code"/><text:span text:style-name="T4"><text:sequence text:ref-name="refText3" text:name="Text" text:formula="ooow:Text+1" style:num-format="1">4</text:sequence></text:span><text:reference-mark-end text:name="artifact_ptrs_code"/><text:span text:style-name="T4">. Using smart pointers to manage artifacts</text:span></text:p>
      <text:p text:style-name="Code_20_First">std::map&lt;std::string, std::tr1::shared_ptr&lt;artifact&gt; &gt; artifacts;</text:p>
      <text:p text:style-name="Code"><text:soft-page-break/></text:p>
      <text:p text:style-name="Code">std::tr1::shared_ptr&lt;artifact&gt;</text:p>
      <text:p text:style-name="Code">lookup_artifact(std::string const&amp; name)</text:p>
      <text:p text:style-name="Code">{</text:p>
      <text:p text:style-name="Code"><text:s text:c="2"/>std::tr1::shared_ptr&lt;artifact&gt; a(artifacts[name]);</text:p>
      <text:p text:style-name="Code"><text:s text:c="2"/>if (a.get() == 0)</text:p>
      <text:p text:style-name="Code"><text:s text:c="2"/>{</text:p>
      <text:p text:style-name="Code"><text:s text:c="4"/>a.reset(new artifact(name));</text:p>
      <text:p text:style-name="Code"><text:s text:c="4"/>artifacts[name] = a;</text:p>
      <text:p text:style-name="Code"><text:s text:c="2"/>}</text:p>
      <text:p text:style-name="Code"><text:s text:c="2"/>return a;</text:p>
      <text:p text:style-name="Code_20_Last">}<text:change-start text:change-id="ct157690504"/></text:p>
      <text:p text:style-name="Body_20_Text_20_Cont">Once you have <text:span text:style-name="Code_20_Inline">shared_ptr</text:span>, you have no reason to use <text:span text:style-name="Code_20_Inline">auto_ptr</text:span>. However, if your work environment does not permit third-party libraries, or you have other reasons you cannot use Boost or TR1, <text:span text:style-name="Code_20_Inline">auto_ptr</text:span> is better than nothing.<text:change-end text:change-id="ct157690504"/></text:p>
      <text:p text:style-name="Heading_20_1">Smart Arrays</text:p>
      <text:p text:style-name="Body_20_Text_20_First">Recall from Exploration <text:change-start text:change-id="ct156976176"/>59<text:change-end text:change-id="ct156976176"/><text:change text:change-id="ct157579480"/> that allocating a single object is completely different from allocating an array of objects. Thus, smart pointers must also distinguish between a smart pointer to a single object and a smart pointer to an array of objects. In the C++ standard, the distinction is well-defined: <text:change text:change-id="ct157149976"/><text:span text:style-name="Code_20_Inline">auto_ptr</text:span> and <text:change text:change-id="ct154554704"/><text:span text:style-name="Code_20_Inline">shared_ptr</text:span> work only with single objects, not arrays. The C++ standard, including TR1, has no smart array pointers.</text:p>
      <text:p text:style-name="Note_2f_Tip_2f_Caution"><text:change text:change-id="ct153368104"/><text:change-start text:change-id="ct151498808"/>Caution<text:tab/>D<text:change-end text:change-id="ct151498808"/>o not use the address of an array when constructing an <text:span text:style-name="Code_20_Inline">auto_ptr</text:span> or a <text:span text:style-name="Code_20_Inline">shared_ptr</text:span>.</text:p>
      <text:p text:style-name="Body_20_Text">So what if you need to manage an array of objects? Put on your thinking cap. You want automatic management of the lifetime of an array of objects. You might not know the number of objects until runtime. When the container object is destroyed, you want it to destroy all the objects it contains. Ring any bells? Sound familiar? <text:span text:style-name="T3">Which type satisfies these requirements? </text:span><text:span text:style-name="T4">~SSS How about </text:span><text:span text:style-name="Code_20_Inline"><text:span text:style-name="T4">std::vector</text:span></text:span><text:span text:style-name="T4">? If you don’t want to incur the overhead of vector, say, because your array </text:span><text:change-start text:change-id="ct165187280"/><text:span text:style-name="T4">has a known, fixed size</text:span><text:change-end text:change-id="ct165187280"/><text:change text:change-id="ct152030392"/><text:span text:style-name="T4">, you can use </text:span><text:span text:style-name="Code_20_Inline"><text:span text:style-name="T4">shared_ptr</text:span></text:span><text:span text:style-name="T4"> with </text:span><text:span text:style-name="Code_20_Inline"><text:span text:style-name="T4">std::tr1::array</text:span></text:span><text:span text:style-name="T4"> (see Exploration 5</text:span><text:change-start text:change-id="ct142070248"/><text:span text:style-name="T4">1</text:span><text:change-end text:change-id="ct142070248"/><text:change text:change-id="ct159420096"/><text:span text:style-name="T4"> for a refresher).</text:span></text:p>
      <text:p text:style-name="Body_20_Text"><text:span text:style-name="T4">That’s why the standard library does not have </text:span><text:span text:style-name="Code_20_Inline"><text:span text:style-name="T4">auto_array</text:span></text:span><text:span text:style-name="T4"> or </text:span><text:span text:style-name="Code_20_Inline"><text:span text:style-name="T4">shared_array</text:span></text:span><text:span text:style-name="T4"> or anything like that. If you really want to use </text:span><text:span text:style-name="Code_20_Inline"><text:span text:style-name="T4">shared_array</text:span></text:span><text:span text:style-name="T4">, the Boost project </text:span><text:change text:change-id="ct175629160"/><text:change text:change-id="ct169804576"/><text:span text:style-name="T4">provides </text:span><text:span text:style-name="Code_20_Inline"><text:span text:style-name="T4">shared_array</text:span></text:span><text:span text:style-name="T4"> as a companion to </text:span><text:span text:style-name="Code_20_Inline"><text:span text:style-name="T4">shared_ptr</text:span></text:span><text:span text:style-name="T4">, but you </text:span><text:change text:change-id="ct173061192"/><text:span text:style-name="T4">don’t need it, and I suggest you not bother with it.</text:span></text:p>
      <text:p text:style-name="Heading_20_1">Pimpls</text:p>
      <text:p text:style-name="Body_20_Text_20_First">No, that’s not a spelling error. Although programmers have spoken for years about pimples and warts in their programs, often referring to unsightly but unavoidable bits of code, Herb Sutter <text:change text:change-id="ct172528480"/>combined the name “pointer-to-implementation” with these pimples to come up with the pimpl idiom.</text:p>
      <text:p text:style-name="Body_20_Text"><text:soft-page-break/>In short, a pimpl is a class that hides implementation details in an implementation class, and the public interface object holds only a pointer to that implementation object. Instead of forcing the user of your class to allocate and deallocate objects, manage pointers, and keep track of object lifetimes, you can expose a class that is easier to use. Specifically, the user can treat instances of the class as values, in the manner of <text:span text:style-name="Code_20_Inline">int</text:span> and other built-in types.</text:p>
      <text:p text:style-name="Body_20_Text">The pimpl wrapper manages the lifetime of the pimpl object. It typically implements the big three member functions: copy constructor, assignment operator, and destructor. It delegates most of its other member functions to the pimpl object. The user of the wrapper never needs to be concerned with any of this.</text:p>
      <text:p text:style-name="Body_20_Text"><text:change text:change-id="ct141643088"/><text:change text:change-id="ct173185856"/><text:change text:change-id="ct165579320"/><text:change-start text:change-id="ct175053224"/>Thus, we will rewrite the <text:span text:style-name="Code_20_Inline">artifact</text:span> class so it wraps a pimpl,<text:change-end text:change-id="ct175053224"/><text:change-start text:change-id="ct152051464"/> that is, a pointer to an <text:span text:style-name="Code_20_Inline">artifact_impl</text:span> class. The <text:span text:style-name="Code_20_Inline">artifact_impl </text:span>class will do the real work, and artifact will merely forward all functions through its pimpl. <text:change-end text:change-id="ct152051464"/><text:change-start text:change-id="ct155025872"/>The language feature that makes pimpls possible is declaring a class name without providing a definition of the class:</text:p>
      <text:p text:style-name="Code_20_Single">class artifact_impl;</text:p>
      <text:p text:style-name="Body_20_Text_20_Cont">This class declaration, often called a <text:span text:style-name="T2">forward declaration</text:span>, informs the compiler that <text:span text:style-name="Code_20_Inline">artifact_impl</text:span> is the name of a class. The declaration doesn’t tell the compiler anything more about the class, so the class type is <text:span text:style-name="T2">incomplete</text:span>. You face a number of restrictions in what you can do with an incomplete type. In particular, you cannot define any objects or data members of that type, nor can you use an incomplete class as a function parameter or return type. You cannot refer to any members of an incomplete class. But you can define objects, data members, function parameters, and return types that are pointers to the type. In particular, you can use a pointer to <text:span text:style-name="Code_20_Inline">artifact_impl</text:span> in the <text:span text:style-name="Code_20_Inline">artifact</text:span> class.</text:p>
      <text:p text:style-name="Body_20_Text">A normal class definition is a <text:span text:style-name="T2">complete</text:span><text:span text:style-name="T8"> type definition. You can mix forward declarations with class definitions of the same class name. A common pattern is for a header, such as </text:span><text:span text:style-name="T2">artifact.hpp</text:span><text:span text:style-name="T8">, to declare a forward declaration, and a source file then fills in the complete class definition.</text:span></text:p>
      <text:p text:style-name="Body_20_Text">The definition of the <text:span text:style-name="Code_20_Inline">artifact</text:span> class, therefore, can have a data member that is a pointer to the <text:span text:style-name="Code_20_Inline">artifact_impl</text:span> class, even though the compiler knows only that <text:span text:style-name="Code_20_Inline">artifact_impl</text:span> is a class, but doesn’t know any details of <text:span text:style-name="Code_20_Inline">artifact_impl</text:span>. This means the <text:span text:style-name="T2">artifact.hpp</text:span> header file is independent of the implementation of <text:span text:style-name="Code_20_Inline">artifact_impl</text:span>. The implementation details are tucked away in a separate file, and the rest of your program can make use of the <text:span text:style-name="Code_20_Inline">artifact</text:span> class completely insulated from <text:span text:style-name="Code_20_Inline">artifact_impl</text:span>. In large projects, this kind of barrier is tremendously important.</text:p>
      <text:p text:style-name="Body_20_Text"><text:change-end text:change-id="ct155025872"/><text:change-start text:change-id="ct142333360"/>Writing the <text:span text:style-name="T2">artifact.hpp</text:span> header is not difficult. <text:change-end text:change-id="ct142333360"/><text:change-start text:change-id="ct153701376"/>Start with a forward declaration of <text:span text:style-name="Code_20_Inline">artifact_impl</text:span>. In the <text:span text:style-name="Code_20_Inline">artifact</text:span> class, the declarations of the member functions are the same as in the original class. Change the data members to a single pointer to <text:span text:style-name="Code_20_Inline">artifact_impl</text:span>.<text:change-end text:change-id="ct153701376"/><text:change-start text:change-id="ct155530896"/> <text:change-end text:change-id="ct155530896"/><text:change text:change-id="ct155916832"/><text:change text:change-id="ct156869584"/><text:change-start text:change-id="ct157349192"/>Finally <text:change-end text:change-id="ct157349192"/>overload <text:span text:style-name="Code_20_Inline">operator&lt;</text:span> for two <text:span text:style-name="Code_20_Inline">artifact</text:span> objects. Implement the comparison by comparing names. Read Listing <text:span text:style-name="T4"><text:variable-get text:name="chapter" office:value-type="float" style:data-style-name="N0">60</text:variable-get></text:span><text:span text:style-name="T4">-</text:span><text:reference-ref text:reference-format="text" text:ref-name="artifact_pimpl">5</text:reference-ref> to see one possible implementation of this class.</text:p>
      <text:p text:style-name="Code_20_Caption"><text:hidden-text text:condition="ooow:" text:string-value=".hpp" text:is-hidden="true"/><text:span text:style-name="T4">Listing </text:span><text:span text:style-name="T4"><text:variable-get text:name="chapter" office:value-type="float" style:data-style-name="N0">60</text:variable-get></text:span><text:span text:style-name="T4">-</text:span><text:reference-mark-start text:name="artifact_pimpl"/><text:span text:style-name="T4"><text:sequence text:ref-name="refText4" text:name="Text" text:formula="ooow:Text+1" style:num-format="1">5</text:sequence></text:span><text:reference-mark-end text:name="artifact_pimpl"/><text:span text:style-name="T4">. Defining an </text:span><text:change-start text:change-id="ct175504704"/><text:span text:style-name="Code_20_Inline"><text:span text:style-name="T4">artifact </text:span></text:span><text:change-end text:change-id="ct175504704"/><text:span text:style-name="T4">pimpl wrapper class</text:span></text:p>
      <text:p text:style-name="P3">#ifndef ARTIFACT_HPP_</text:p>
      <text:p text:style-name="P4">#define ARTIFACT_HPP_</text:p>
      <text:p text:style-name="Code"><text:soft-page-break/></text:p>
      <text:p text:style-name="Code">#include &lt;ctime&gt;</text:p>
      <text:p text:style-name="Code">#include &lt;string&gt;</text:p>
      <text:p text:style-name="Code"/>
      <text:p text:style-name="Code"><text:change text:change-id="ct166175928"/><text:change-start text:change-id="ct168348744"/>class artifact_impl;</text:p>
      <text:p text:style-name="Code"><text:change-end text:change-id="ct168348744"/></text:p>
      <text:p text:style-name="Code">class artifact</text:p>
      <text:p text:style-name="Code">{</text:p>
      <text:p text:style-name="Code">public:</text:p>
      <text:p text:style-name="Code"><text:s text:c="2"/>artifact()<text:change-start text:change-id="ct161119656"/>;<text:change-end text:change-id="ct161119656"/><text:change text:change-id="ct152095368"/></text:p>
      <text:p text:style-name="Code"><text:s text:c="2"/>artifact(std::string const&amp; name)<text:change text:change-id="ct163104312"/><text:change-start text:change-id="ct162963384"/>;<text:change-end text:change-id="ct162963384"/></text:p>
      <text:p text:style-name="Code"><text:s text:c="2"/>artifact(artifact const&amp; a)<text:change text:change-id="ct160808176"/><text:change-start text:change-id="ct162669824"/>;<text:change-end text:change-id="ct162669824"/></text:p>
      <text:p text:style-name="Code"><text:s text:c="2"/>~artifact()<text:change text:change-id="ct164117488"/><text:change-start text:change-id="ct158412576"/>;<text:change-end text:change-id="ct158412576"/></text:p>
      <text:p text:style-name="Code"/>
      <text:p text:style-name="Code"><text:s text:c="2"/>artifact&amp; operator=(artifact const&amp; a)<text:change text:change-id="ct140772240"/><text:change-start text:change-id="ct151301208"/>;<text:change-end text:change-id="ct151301208"/></text:p>
      <text:p text:style-name="Code"/>
      <text:p text:style-name="Code"><text:s text:c="2"/>std::string const&amp; name() <text:s text:c="4"/>const<text:change text:change-id="ct160437832"/><text:change-start text:change-id="ct159434416"/>;<text:change-end text:change-id="ct159434416"/></text:p>
      <text:p text:style-name="Code"><text:s text:c="2"/>std::time_t <text:s text:c="7"/>mod_time() const<text:change text:change-id="ct160997920"/><text:change-start text:change-id="ct159406552"/>;<text:change-end text:change-id="ct159406552"/></text:p>
      <text:p text:style-name="Code"><text:s text:c="2"/>std::string <text:s text:c="7"/>expand(std::string str)<text:change text:change-id="ct142396048"/><text:change-start text:change-id="ct142953352"/>;<text:change-end text:change-id="ct142953352"/></text:p>
      <text:p text:style-name="Code"/>
      <text:p text:style-name="Code"><text:s text:c="2"/>void build()<text:change text:change-id="ct166578632"/><text:change-start text:change-id="ct165075600"/>;<text:change-end text:change-id="ct165075600"/></text:p>
      <text:p text:style-name="Code"><text:s text:c="2"/>std::time_t get_mod_time()<text:change text:change-id="ct164935752"/><text:change-start text:change-id="ct165494632"/>;<text:change-end text:change-id="ct165494632"/></text:p>
      <text:p text:style-name="Code"/>
      <text:p text:style-name="Code"><text:s text:c="2"/>void store_variable(std::string const&amp; name,<text:change text:change-id="ct142249768"/><text:change-start text:change-id="ct164924904"/> <text:change-end text:change-id="ct164924904"/>std::string const&amp; value)<text:change text:change-id="ct159435352"/><text:change-start text:change-id="ct160191392"/>;<text:change-end text:change-id="ct160191392"/></text:p>
      <text:p text:style-name="Code"><text:change-start text:change-id="ct160937544"/></text:p>
      <text:p text:style-name="Code"><text:change-end text:change-id="ct160937544"/>private:</text:p>
      <text:p text:style-name="Code"><text:s text:c="2"/>artifact_impl* pimpl_;</text:p>
      <text:p text:style-name="Code">};</text:p>
      <text:p text:style-name="Code"/>
      <text:p text:style-name="Code">bool operator&lt;(artifact const&amp; a, artifact const&amp; b)</text:p>
      <text:p text:style-name="Code">{</text:p>
      <text:p text:style-name="Code"><text:s text:c="2"/>return a.name() &lt; b.name();</text:p>
      <text:p text:style-name="Code">}</text:p>
      <text:p text:style-name="Code"/>
      <text:p text:style-name="Code_20_Last">#endif // ARTIFACT_HPP_</text:p>
      <text:p text:style-name="Body_20_Text_20_Cont"><text:change-start text:change-id="ct175299600"/>The header defines the <text:span text:style-name="Code_20_Inline">artifact</text:span> class without any mention of <text:span text:style-name="Code_20_Inline">artifact_impl</text:span>, except for the <text:span text:style-name="Code_20_Inline">pimpl_</text:span> data member.</text:p>
      <text:p text:style-name="Body_20_Text">The next step is to write the source file, <text:span text:style-name="T2">artifact.cpp</text:span>. This is where the compiler needs the full definition of the <text:span text:style-name="Code_20_Inline">artifact_impl</text:span> class, making <text:span text:style-name="Code_20_Inline">artifact_impl</text:span> a <text:span text:style-name="T2">complete class</text:span>, so include the <text:span text:style-name="T2">artifact_impl.hpp</text:span> header. The <text:span text:style-name="Code_20_Inline">artifact</text:span> class doesn’t do much on its own. Instead, it just delegates every action to the <text:span text:style-name="Code_20_Inline">artifact_impl </text:span>class. The only interesting code is in the constructor, destructor, and assignment operator. They need to manage the <text:span text:style-name="Code_20_Inline">pimpl_</text:span> pointer, which they do by manipulating a reference count.</text:p>
      <text:p text:style-name="Body_20_Text"><text:soft-page-break/>If you have TR1, Boost, or the new C++ revision, you can use <text:span text:style-name="Code_20_Inline">std::tr1::shared_ptr</text:span>, <text:span text:style-name="Code_20_Inline">boost::shared_ptr</text:span>, or <text:span text:style-name="Code_20_Inline">std::shared_ptr</text:span> to define the <text:span text:style-name="Code_20_Inline">pimpl_</text:span> member:</text:p>
      <text:p text:style-name="Code_20_Single">shared_ptr&lt;artifact_impl&gt; pimpl_;</text:p>
      <text:p text:style-name="Body_20_Text">In this case, you don’t need to manipulate the reference count because <text:span text:style-name="Code_20_Inline">shared_ptr</text:span> does that for you. This example sticks with the current standard and nothing but the standard, so <text:span text:style-name="Code_20_Inline">artifact_impl</text:span> manages its own reference count. We’ll save the details until it’s time to write <text:span text:style-name="Code_20_Inline">artifact_impl</text:span>. Right now, you just need to know that the copy constructor increments the reference count, and the destructor decrements it. The assignment operator increments the count of the source and decrements the count of the assignment target. Be sure to get the order right: increment the source reference count first. You’ll understand why this is important later in this section, when we write <text:span text:style-name="T2">artifact_impl.cpp</text:span>. See the detailts in Listing <text:variable-get text:name="chapter" office:value-type="float" style:data-style-name="N0">60</text:variable-get>-<text:reference-ref text:reference-format="text" text:ref-name="artifact_cpp_code">6</text:reference-ref>.</text:p>
      <text:p text:style-name="Code_20_Caption">Listing <text:variable-get text:name="chapter" office:value-type="float" style:data-style-name="N0">60</text:variable-get>-<text:reference-mark-start text:name="artifact_cpp_code"/><text:sequence text:ref-name="refText5" text:name="Text" text:formula="ooow:Text+1" style:num-format="1">6</text:sequence><text:reference-mark-end text:name="artifact_cpp_code"/>. Implementing the <text:span text:style-name="Code_20_Inline">artifact</text:span> Class</text:p>
      <text:p text:style-name="Code_20_First">#include "artifact.hpp"</text:p>
      <text:p text:style-name="Code">#include "artifact_impl.hpp"</text:p>
      <text:p text:style-name="Code"/>
      <text:p text:style-name="Code">artifact::artifact() : pimpl_(new artifact_impl()) {}</text:p>
      <text:p text:style-name="Code"/>
      <text:p text:style-name="Code">artifact::artifact(std::string const&amp; name)</text:p>
      <text:p text:style-name="Code">: pimpl_(new artifact_impl(name))</text:p>
      <text:p text:style-name="Code">{}</text:p>
      <text:p text:style-name="Code"/>
      <text:p text:style-name="Code">artifact::artifact(artifact const&amp; a)<text:line-break/>: pimpl_(a.pimpl_)</text:p>
      <text:p text:style-name="Code">{</text:p>
      <text:p text:style-name="Code"><text:s text:c="3"/>pimpl_-&gt;add_ref();</text:p>
      <text:p text:style-name="Code">}</text:p>
      <text:p text:style-name="Code"/>
      <text:p text:style-name="Code">artifact::~artifact()</text:p>
      <text:p text:style-name="Code">{</text:p>
      <text:p text:style-name="Code"><text:s text:c="3"/>pimpl_-&gt;delete_ref();</text:p>
      <text:p text:style-name="Code">}</text:p>
      <text:p text:style-name="Code"/>
      <text:p text:style-name="Code">artifact&amp; artifact::operator=(artifact const&amp; a)</text:p>
      <text:p text:style-name="Code">{</text:p>
      <text:p text:style-name="Code"><text:s text:c="3"/>a.pimpl_-&gt;add_ref();</text:p>
      <text:p text:style-name="Code"><text:s text:c="3"/>pimpl_-&gt;delete_ref();</text:p>
      <text:p text:style-name="Code"><text:s text:c="3"/>pimpl_ = a.pimpl_;</text:p>
      <text:p text:style-name="Code"><text:s text:c="3"/>return *this;</text:p>
      <text:p text:style-name="Code">}</text:p>
      <text:p text:style-name="Code"/>
      <text:p text:style-name="Code">std::string const&amp; artifact::name()</text:p>
      <text:p text:style-name="Code">const</text:p>
      <text:p text:style-name="Code">{</text:p>
      <text:p text:style-name="Code"><text:s text:c="3"/>return pimpl_-&gt;name();</text:p>
      <text:p text:style-name="Code">}</text:p>
      <text:p text:style-name="Code"/>
      <text:p text:style-name="Code">std::time_t artifact::mod_time()</text:p>
      <text:p text:style-name="Code">const</text:p>
      <text:p text:style-name="Code">{</text:p>
      <text:p text:style-name="Code"><text:soft-page-break/><text:s text:c="3"/>return pimpl_-&gt;mod_time();</text:p>
      <text:p text:style-name="Code">}</text:p>
      <text:p text:style-name="Code"/>
      <text:p text:style-name="Code">std::string artifact::expand(std::string str)</text:p>
      <text:p text:style-name="Code">{</text:p>
      <text:p text:style-name="Code"><text:s text:c="3"/>return pimpl_-&gt;expand(str);</text:p>
      <text:p text:style-name="Code">}</text:p>
      <text:p text:style-name="Code"/>
      <text:p text:style-name="Code">void artifact::build()</text:p>
      <text:p text:style-name="Code">{</text:p>
      <text:p text:style-name="Code"><text:s text:c="3"/>pimpl_-&gt;build();</text:p>
      <text:p text:style-name="Code">}</text:p>
      <text:p text:style-name="Code"/>
      <text:p text:style-name="Code">std::time_t artifact::get_mod_time()</text:p>
      <text:p text:style-name="Code">{</text:p>
      <text:p text:style-name="Code"><text:s text:c="3"/>return pimpl_-&gt;get_mod_time();</text:p>
      <text:p text:style-name="Code">}</text:p>
      <text:p text:style-name="Code"/>
      <text:p text:style-name="Code">void artifact::store_variable(std::string const&amp; name, std::string const&amp; value)</text:p>
      <text:p text:style-name="Code">{</text:p>
      <text:p text:style-name="Code"><text:s text:c="4"/>pimpl_-&gt;store_variable(name, value);</text:p>
      <text:p text:style-name="Code_20_Last">}</text:p>
      <text:p text:style-name="Body_20_Text_20_Cont"><text:change-end text:change-id="ct175299600"/><text:change text:change-id="ct169901912"/><text:change-start text:change-id="ct175627672"/>Define<text:change-end text:change-id="ct175627672"/> the <text:span text:style-name="Code_20_Inline">artifact_impl</text:span> class<text:change-start text:change-id="ct166961312"/> in the <text:span text:style-name="T2">artifact_impl.hpp</text:span> header<text:change-end text:change-id="ct166961312"/>. <text:change-start text:change-id="ct174910008"/>This class looks similar to the original artifact class, but with the addition of a ref<text:change-end text:change-id="ct174910008"/><text:change-start text:change-id="ct169611144"/>erence count and member functions to manage the count. <text:change-end text:change-id="ct169611144"/><text:change text:change-id="ct155174104"/>Listing <text:span text:style-name="T4"><text:variable-get text:name="chapter" office:value-type="float" style:data-style-name="N0">60</text:variable-get></text:span><text:span text:style-name="T4">-</text:span><text:reference-ref text:reference-format="text" text:ref-name="artifact_impl">7</text:reference-ref> shows the <text:span text:style-name="Code_20_Inline">artifact_impl</text:span> class<text:change-start text:change-id="ct155241992"/> definition<text:change-end text:change-id="ct155241992"/>.</text:p>
      <text:p text:style-name="Code_20_Caption"><text:hidden-text text:condition="ooow:" text:string-value=".hpp" text:is-hidden="true"/><text:span text:style-name="T4">Listing </text:span><text:span text:style-name="T4"><text:variable-get text:name="chapter" office:value-type="float" style:data-style-name="N0">60</text:variable-get></text:span><text:span text:style-name="T4">-</text:span><text:reference-mark-start text:name="artifact_impl"/><text:span text:style-name="T4"><text:sequence text:ref-name="refText6" text:name="Text" text:formula="ooow:Text+1" style:num-format="1">7</text:sequence></text:span><text:reference-mark-end text:name="artifact_impl"/><text:span text:style-name="T4">. Defining the artifact implementation class</text:span></text:p>
      <text:p text:style-name="P3">#ifndef ARTIFACT_IMPL_HPP_</text:p>
      <text:p text:style-name="P4">#define ARTIFACT_IMPL_HPP_</text:p>
      <text:p text:style-name="Code"/>
      <text:p text:style-name="Code"><text:change-start text:change-id="ct173008864"/>#include &lt;cstdlib&gt;</text:p>
      <text:p text:style-name="Code"><text:change-end text:change-id="ct173008864"/>#include &lt;ctime&gt;</text:p>
      <text:p text:style-name="Code">#include &lt;string&gt;</text:p>
      <text:p text:style-name="Code">#include "variables.hpp"</text:p>
      <text:p text:style-name="Code"/>
      <text:p text:style-name="Code">class artifact_impl</text:p>
      <text:p text:style-name="Code">{</text:p>
      <text:p text:style-name="Code">public:</text:p>
      <text:p text:style-name="Code"><text:s text:c="2"/>artifact_impl()<text:change text:change-id="ct157058296"/><text:change-start text:change-id="ct156981600"/>;</text:p>
      <text:p text:style-name="Code"><text:s text:c="2"/>artifact_impl(std::string const&amp; name);<text:change-end text:change-id="ct156981600"/></text:p>
      <text:p text:style-name="Code"><text:change text:change-id="ct156843064"/><text:s text:c="2"/>~artifact_impl()<text:change text:change-id="ct156979784"/><text:change-start text:change-id="ct155550912"/>;<text:change-end text:change-id="ct155550912"/></text:p>
      <text:p text:style-name="Code"><text:line-break/> <text:s/>void add_ref()<text:change text:change-id="ct142172776"/><text:change-start text:change-id="ct157102040"/>;<text:change-end text:change-id="ct157102040"/></text:p>
      <text:p text:style-name="Code"><text:s text:c="2"/>void delete_ref()<text:change text:change-id="ct151064376"/><text:change-start text:change-id="ct155779808"/>;<text:change-end text:change-id="ct155779808"/></text:p>
      <text:p text:style-name="Code"/>
      <text:p text:style-name="Code"><text:s text:c="2"/>std::string const&amp; name() <text:s text:c="4"/>const { return name_; }</text:p>
      <text:p text:style-name="Code"><text:soft-page-break/><text:s text:c="2"/>std::time_t <text:s text:c="7"/>mod_time() const { return mod_time_; }</text:p>
      <text:p text:style-name="Code"><text:change-start text:change-id="ct165224528"/></text:p>
      <text:p text:style-name="Code"><text:change-end text:change-id="ct165224528"/><text:s text:c="2"/>std::string <text:s text:c="7"/>expand(std::string str) const<text:change text:change-id="ct175237336"/><text:change-start text:change-id="ct175213872"/>;<text:change-end text:change-id="ct175213872"/></text:p>
      <text:p text:style-name="Code"><text:change-start text:change-id="ct163104624"/></text:p>
      <text:p text:style-name="Code"><text:change-end text:change-id="ct163104624"/><text:change text:change-id="ct162555400"/><text:change text:change-id="ct162440488"/><text:s text:c="2"/>void build();</text:p>
      <text:p text:style-name="Code"><text:change text:change-id="ct173054320"/><text:change text:change-id="ct166321536"/><text:s text:c="2"/>std::time_t get_mod_time()<text:change-start text:change-id="ct167489720"/>;<text:change-end text:change-id="ct167489720"/></text:p>
      <text:p text:style-name="Code"><text:change text:change-id="ct166571032"/><text:s text:c="2"/>void store_variable(std::string const&amp; name,<text:change text:change-id="ct162999024"/><text:change-start text:change-id="ct163086296"/> <text:change-end text:change-id="ct163086296"/>std::string const&amp; value)<text:change-start text:change-id="ct162454800"/>;<text:change-end text:change-id="ct162454800"/></text:p>
      <text:p text:style-name="Code"><text:change text:change-id="ct162647128"/></text:p>
      <text:p text:style-name="Code">private:</text:p>
      <text:p text:style-name="Code"><text:s text:c="2"/>std::size_t ref_count_;</text:p>
      <text:p text:style-name="Code"><text:s text:c="2"/>std::string name_;</text:p>
      <text:p text:style-name="Code"><text:s text:c="2"/>std::time_t mod_time_;</text:p>
      <text:p text:style-name="Code"><text:s text:c="2"/>variable_map* variables_;</text:p>
      <text:p text:style-name="Code">};</text:p>
      <text:p text:style-name="Code"/>
      <text:p text:style-name="Code_20_Last">#endif // ARTIFACT_IMPL_HPP_</text:p>
      <text:p text:style-name="Body_20_Text_20_Cont"><text:change-start text:change-id="ct151601496"/>The <text:span text:style-name="Code_20_Inline">artifact_impl</text:span> class is unsurprising. You already know you need <text:span text:style-name="Code_20_Inline">add_ref()</text:span> and <text:span text:style-name="Code_20_Inline">delete_ref()</text:span>. The reference count is just an integer. I use <text:span text:style-name="Code_20_Inline">std::size_t</text:span> because that’s a convenient typedef that the C++ standard defines primarily for sizes, but also for counts, such as reference counts. The fun stuff lies <text:span text:style-name="T9">in the</text:span> implementation<text:change-end text:change-id="ct151601496"/><text:change-start text:change-id="ct142887920"/>, in Listing <text:variable-get text:name="chapter" office:value-type="float" style:data-style-name="N0">60</text:variable-get>-<text:reference-ref text:reference-format="text" text:ref-name="artifact_impl_cpp_code">8</text:reference-ref>.<text:change-end text:change-id="ct142887920"/><text:change-start text:change-id="ct157378344"/></text:p>
      <text:p text:style-name="Code_20_Caption">Listing <text:variable-get text:name="chapter" office:value-type="float" style:data-style-name="N0">60</text:variable-get>-<text:reference-mark-start text:name="artifact_impl_cpp_code"/><text:sequence text:ref-name="refText7" text:name="Text" text:formula="ooow:Text+1" style:num-format="1">8</text:sequence><text:reference-mark-end text:name="artifact_impl_cpp_code"/>. The artifact_impl.cpp source file</text:p>
      <text:p text:style-name="Code_20_First">artifact_impl::artifact_impl()</text:p>
      <text:p text:style-name="Code">: ref_count_(1), name_(), mod_time_(static_cast&lt;time_t&gt;(-1)), variables_(0)</text:p>
      <text:p text:style-name="Code">{}</text:p>
      <text:p text:style-name="Code"/>
      <text:p text:style-name="Code">artifact_impl::artifact_impl(std::string const&amp; name)</text:p>
      <text:p text:style-name="Code"><text:soft-page-break/>: ref_count_(1), name_(name), mod_time_(get_mod_time()), variables_(0)</text:p>
      <text:p text:style-name="Code">{}</text:p>
      <text:p text:style-name="Code"/>
      <text:p text:style-name="Code">artifact_impl::~artifact_impl()</text:p>
      <text:p text:style-name="Code">{</text:p>
      <text:p text:style-name="Code"><text:s text:c="3"/>delete variables_;</text:p>
      <text:p text:style-name="Code">}</text:p>
      <text:p text:style-name="Code"><text:line-break/>void artifact_impl::add_ref()</text:p>
      <text:p text:style-name="Code">{</text:p>
      <text:p text:style-name="Code"><text:s text:c="3"/>++ref_count_;</text:p>
      <text:p text:style-name="Code">}</text:p>
      <text:p text:style-name="Code"/>
      <text:p text:style-name="Code">void artifact_impl::delete_ref()</text:p>
      <text:p text:style-name="Code">{</text:p>
      <text:p text:style-name="Code"><text:s text:c="3"/>--ref_count_;</text:p>
      <text:p text:style-name="Code"><text:s text:c="3"/>if (ref_count_ == 0)</text:p>
      <text:p text:style-name="Code"><text:s text:c="5"/>delete this;</text:p>
      <text:p text:style-name="Code">}</text:p>
      <text:p text:style-name="Code"/>
      <text:p text:style-name="Code">std::string const&amp; artifact_impl::name()</text:p>
      <text:p text:style-name="Code">const</text:p>
      <text:p text:style-name="Code">{</text:p>
      <text:p text:style-name="Code"><text:s text:c="3"/>return name_;</text:p>
      <text:p text:style-name="Code">}</text:p>
      <text:p text:style-name="Code"/>
      <text:p text:style-name="Code">std::time_t artifact_impl::mod_time()</text:p>
      <text:p text:style-name="Code">const</text:p>
      <text:p text:style-name="Code">{</text:p>
      <text:p text:style-name="Code"><text:s text:c="3"/>return mod_time_;</text:p>
      <text:p text:style-name="Code">}</text:p>
      <text:p text:style-name="Code"/>
      <text:p text:style-name="Code">std::string artifact_impl::expand(std::string str)</text:p>
      <text:p text:style-name="Code">const</text:p>
      <text:p text:style-name="Code">{</text:p>
      <text:p text:style-name="Code"><text:s text:c="3"/>return ::expand(str, variables_);</text:p>
      <text:p text:style-name="Code">}</text:p>
      <text:p text:style-name="Code"/>
      <text:p text:style-name="Code">void artifact_impl::build()</text:p>
      <text:p text:style-name="Code">{}</text:p>
      <text:p text:style-name="Code"/>
      <text:p text:style-name="Code">std::time_t artifact_impl::get_mod_time()</text:p>
      <text:p text:style-name="Code">{</text:p>
      <text:p text:style-name="Code"><text:s text:c="4"/>// Real programs should get this information from the</text:p>
      <text:p text:style-name="Code"><text:s text:c="4"/>// operating system. This program returns the current time.</text:p>
      <text:p text:style-name="Code"><text:s text:c="4"/>return std::time(0);</text:p>
      <text:p text:style-name="Code">}</text:p>
      <text:p text:style-name="Code"/>
      <text:p text:style-name="Code">void artifact_impl::store_variable(std::string const&amp; name,</text:p>
      <text:p text:style-name="Code"><text:s text:c="35"/>std::string const&amp; value)</text:p>
      <text:p text:style-name="Code">{</text:p>
      <text:p text:style-name="Code"><text:s text:c="3"/>if (variables_ == 0)</text:p>
      <text:p text:style-name="Code"><text:s text:c="6"/>variables_ = new variable_map;</text:p>
      <text:p text:style-name="Code"><text:s text:c="3"/>(*variables_)[name] = value;</text:p>
      <text:p text:style-name="Code_20_Last"><text:soft-page-break/>}</text:p>
      <text:p text:style-name="Body_20_Text_20_Cont"><text:change-end text:change-id="ct157378344"/><text:change-start text:change-id="ct142313488"/>You can copy the implementation of the original <text:span text:style-name="Code_20_Inline">artifact</text:span> class to <text:span text:style-name="Code_20_Inline">artifact_impl</text:span> then<text:change-end text:change-id="ct142313488"/><text:change-start text:change-id="ct157412912"/> add the reference counting functions.</text:p>
      <text:p text:style-name="Body_20_Text">The <text:span text:style-name="Code_20_Inline">add_ref()</text:span> function is simple: it increments the reference count. The <text:span text:style-name="Code_20_Inline">artifact</text:span> class calls this function when a new artifact class points to a single <text:span text:style-name="Code_20_Inline">artifact_impl</text:span> object.</text:p>
      <text:p text:style-name="Body_20_Text"><text:change-end text:change-id="ct157412912"/><text:change-start text:change-id="ct173016888"/>The <text:span text:style-name="Code_20_Inline">delete_ref()</text:span> member function decrements the reference count. When the count reaches zero, that means no <text:span text:style-name="Code_20_Inline">artifact</text:span> objects refer to this <text:span text:style-name="Code_20_Inline">artifact_impl</text:span> any more. The <text:span text:style-name="Code_20_Inline">delete_ref</text:span> function, therefore, deletes the <text:span text:style-name="Code_20_Inline">artifact_impl</text:span> object with <text:span text:style-name="Code_20_Inline">delete</text:span> <text:span text:style-name="Code_20_Inline">this</text:span>. It may seem strange for an object to delete itself, but this is perfectly safe, provided the function does not refer to any data member after deleting <text:span text:style-name="Code_20_Inline">this</text:span>.</text:p>
      <text:p text:style-name="Body_20_Text"><text:change-end text:change-id="ct173016888"/>Now it’s time to <text:span text:style-name="T4">rewrite the </text:span><text:span text:style-name="Code_20_Inline"><text:span text:style-name="T4">lookup_artifact</text:span></text:span><text:span text:style-name="T4"> function yet again.</text:span> <text:span text:style-name="T3">Rewrite Listings 5</text:span><text:change-start text:change-id="ct153388080"/><text:span text:style-name="T3">7</text:span><text:change-end text:change-id="ct153388080"/><text:change text:change-id="ct151290272"/><text:span text:style-name="T3">-4, 5</text:span><text:change-start text:change-id="ct162677104"/><text:span text:style-name="T3">7</text:span><text:change-end text:change-id="ct162677104"/><text:change text:change-id="ct166319544"/><text:span text:style-name="T3">-8, and </text:span><text:span text:style-name="T3"><text:variable-get text:name="chapter" office:value-type="float" style:data-style-name="N0">60</text:variable-get></text:span><text:span text:style-name="T3">-</text:span><text:span text:style-name="T3"><text:reference-ref text:reference-format="text" text:ref-name="artifact_ptrs_code">4</text:reference-ref></text:span><text:span text:style-name="T3"> to use the new </text:span><text:span text:style-name="Code_20_Inline"><text:span text:style-name="T3">artifact</text:span></text:span><text:span text:style-name="T3"> class.</text:span> This time, the <text:change-start text:change-id="ct143926480"/><text:span text:style-name="Code_20_Inline">artifacts</text:span><text:change-end text:change-id="ct143926480"/> map stores <text:change-start text:change-id="ct142089312"/><text:span text:style-name="Code_20_Inline">artifact</text:span><text:change-end text:change-id="ct142089312"/> objects directly. See Listing <text:span text:style-name="T4"><text:variable-get text:name="chapter" office:value-type="float" style:data-style-name="N0">60</text:variable-get></text:span><text:span text:style-name="T4">-</text:span><text:reference-ref text:reference-format="text" text:ref-name="pimpl_rewrite">9</text:reference-ref> for one way to rewrite the program.</text:p>
      <text:p text:style-name="Code_20_Caption"><text:span text:style-name="T4">Listing </text:span><text:span text:style-name="T4"><text:variable-get text:name="chapter" office:value-type="float" style:data-style-name="N0">60</text:variable-get></text:span><text:span text:style-name="T4">-</text:span><text:reference-mark-start text:name="pimpl_rewrite"/><text:span text:style-name="T4"><text:sequence text:ref-name="refText8" text:name="Text" text:formula="ooow:Text+1" style:num-format="1">9</text:sequence></text:span><text:reference-mark-end text:name="pimpl_rewrite"/><text:span text:style-name="T4">. Rewriting the program to use the new </text:span><text:span text:style-name="Code_20_Inline"><text:span text:style-name="T4">artifact</text:span></text:span><text:span text:style-name="T4"> value class</text:span></text:p>
      <text:p text:style-name="Code_20_First">#include &lt;ctime&gt;</text:p>
      <text:p text:style-name="Code">#include &lt;iostream&gt;</text:p>
      <text:p text:style-name="Code">#include &lt;istream&gt;</text:p>
      <text:p text:style-name="Code">#include &lt;ostream&gt;</text:p>
      <text:p text:style-name="Code">#include &lt;sstream&gt;</text:p>
      <text:p text:style-name="Code">#include &lt;string&gt;</text:p>
      <text:p text:style-name="Code"/>
      <text:p text:style-name="Code">#include "artifact.hpp"</text:p>
      <text:p text:style-name="Code">#include "depgraph.hpp"</text:p>
      <text:p text:style-name="Code">#include "variables.hpp"</text:p>
      <text:p text:style-name="Code"/>
      <text:p text:style-name="Code_20_Bold">void parse_graph(std::istream&amp; in, dependency_graph&amp; graph)</text:p>
      <text:p text:style-name="Code">{</text:p>
      <text:p text:style-name="Code_20_Bold"><text:s text:c="2"/>std::map&lt;std::string, artifact&gt; artifacts;</text:p>
      <text:p text:style-name="Code"><text:s text:c="2"/>std::string line;</text:p>
      <text:p text:style-name="Code"><text:s text:c="2"/>while (std::getline(std::cin, line))</text:p>
      <text:p text:style-name="Code"><text:s text:c="2"/>{</text:p>
      <text:p text:style-name="Code"><text:s text:c="4"/>std::string target_name, dependency_name;</text:p>
      <text:p text:style-name="Code"><text:s text:c="4"/>std::istringstream stream(line);</text:p>
      <text:p text:style-name="Code"><text:s text:c="4"/>if (stream &gt;&gt; target_name &gt;&gt; dependency_name)</text:p>
      <text:p text:style-name="Code"><text:s text:c="4"/>{</text:p>
      <text:p text:style-name="Code_20_Bold"><text:s text:c="6"/>artifact target(artifacts[expand(target_name, 0)]);</text:p>
      <text:p text:style-name="Code"><text:s text:c="6"/>std::string::size_type equal(dependency_name.find('='));</text:p>
      <text:p text:style-name="Code"><text:s text:c="6"/>if (equal == std::string::npos)</text:p>
      <text:p text:style-name="Code"><text:s text:c="6"/>{</text:p>
      <text:p text:style-name="Code"><text:s text:c="8"/>// It’s a dependency specification</text:p>
      <text:p text:style-name="Code_20_Bold"><text:s text:c="8"/>artifact</text:p>
      <text:p text:style-name="Code_20_Bold"><text:s text:c="9"/>dependency(artifacts[target.expand(dependency_name)]);</text:p>
      <text:p text:style-name="Code"><text:s text:c="8"/>graph.store_dependency(target, dependency);</text:p>
      <text:p text:style-name="Code"><text:s text:c="6"/>}</text:p>
      <text:p text:style-name="Code"><text:s text:c="6"/>else<text:line-break/> <text:s text:c="7"/>// It’s a target-specific variable</text:p>
      <text:p text:style-name="Code_20_Bold"><text:s text:c="8"/>target.store_variable(dependency_name.substr(0, equal-1),</text:p>
      <text:p text:style-name="Code"><text:s text:c="31"/>dependency_name.substr(equal+1));</text:p>
      <text:p text:style-name="Code"><text:s text:c="4"/>}</text:p>
      <text:p text:style-name="Code"><text:s text:c="4"/>else if (not target_name.empty())</text:p>
      <text:p text:style-name="Code"><text:soft-page-break/><text:s text:c="4"/>{</text:p>
      <text:p text:style-name="Code"><text:s text:c="6"/>std::string::size_type equal(target_name.find('='));</text:p>
      <text:p text:style-name="Code"><text:s text:c="6"/>if (equal == std::string::npos)</text:p>
      <text:p text:style-name="Code"><text:s text:c="8"/>// Input line has a target with no dependency,</text:p>
      <text:p text:style-name="Code"><text:s text:c="8"/>// so report an error.</text:p>
      <text:p text:style-name="Code"><text:s text:c="8"/>std::cerr &lt;&lt; "malformed input: target, " &lt;&lt; target_name &lt;&lt;</text:p>
      <text:p text:style-name="Code"><text:s text:c="21"/>", must be followed by a dependency name\n";</text:p>
      <text:p text:style-name="Code"><text:s text:c="6"/>else</text:p>
      <text:p text:style-name="Code"><text:s text:c="8"/>global_variables[target_name.substr(0, equal)] =</text:p>
      <text:p text:style-name="Code"><text:s text:c="42"/>target_name.substr(equal+1);</text:p>
      <text:p text:style-name="Code"><text:s text:c="4"/>}</text:p>
      <text:p text:style-name="Code"><text:s text:c="4"/>// else ignore blank lines</text:p>
      <text:p text:style-name="Code"><text:s text:c="2"/>}</text:p>
      <text:p text:style-name="Code">}</text:p>
      <text:p text:style-name="Code"/>
      <text:p text:style-name="Code">int main()</text:p>
      <text:p text:style-name="Code">{</text:p>
      <text:p text:style-name="Code"><text:s text:c="2"/>dependency_graph graph;</text:p>
      <text:p text:style-name="Code"/>
      <text:p text:style-name="Code"><text:s text:c="2"/>parse_graph(std::cin, graph);</text:p>
      <text:p text:style-name="Code"/>
      <text:p text:style-name="Code"><text:s text:c="2"/>try {</text:p>
      <text:p text:style-name="Code"><text:s text:c="4"/>// Get the sorted artifacts in reverse order.</text:p>
      <text:p text:style-name="Code_20_Bold"><text:s text:c="4"/>std::vector&lt;artifact&gt; sorted;</text:p>
      <text:p text:style-name="Code"><text:s text:c="4"/>graph.sort(std::back_inserter(sorted));</text:p>
      <text:p text:style-name="Code"/>
      <text:p text:style-name="Code"><text:s text:c="4"/>// Then print the artifacts in the correct order.</text:p>
      <text:p text:style-name="Code_20_Bold"><text:s text:c="4"/>for (std::vector&lt;artifact&gt;::reverse_iterator it(sorted.rbegin());</text:p>
      <text:p text:style-name="Code"><text:s text:c="9"/>it != sorted.rend();</text:p>
      <text:p text:style-name="Code"><text:s text:c="9"/>++it)</text:p>
      <text:p text:style-name="Code"><text:s text:c="4"/>{</text:p>
      <text:p text:style-name="Code_20_Bold"><text:s text:c="6"/>std::cout &lt;&lt; it-&gt;name() &lt;&lt; '\n';</text:p>
      <text:p text:style-name="Code"><text:s text:c="4"/>}</text:p>
      <text:p text:style-name="Code"><text:s text:c="2"/>} catch (std::runtime_error const&amp; ex) {</text:p>
      <text:p text:style-name="Code"><text:s text:c="4"/>std::cerr &lt;&lt; ex.what() &lt;&lt; '\n';</text:p>
      <text:p text:style-name="Code"><text:s text:c="4"/>return EXIT_FAILURE;</text:p>
      <text:p text:style-name="Code"><text:s text:c="2"/>}</text:p>
      <text:p text:style-name="Code_20_Last">}</text:p>
      <text:p text:style-name="P2">As you can see, the code that uses <text:span text:style-name="Code_20_Inline">artifact</text:span> objects is simpler and easier to read. The complexity of managing pointers and lifetimes is pushed down into the <text:span text:style-name="Code_20_Inline">artifact</text:span> and <text:span text:style-name="Code_20_Inline">artifact_impl</text:span> classes. In this manner, the complexity is kept contained in one place, and not spread throughout the application. Because the code that uses <text:span text:style-name="Code_20_Inline">artifact</text:span> is now simpler, it is less likely to contain errors. Because the complexity is localized, it is easier to review and test thoroughly. The cost is a little more development time to write two classes instead of one, and a little more maintenance effort because any time a new function is needed in the <text:span text:style-name="Code_20_Inline">artifact</text:span> public interface, that function must also be added to <text:span text:style-name="Code_20_Inline">artifact_impl</text:span>. In many, many situations, the benefits far outweigh the costs, which is why this idiom is so popular.</text:p>
      <text:p text:style-name="Heading_20_1"><text:soft-page-break/>Iterators</text:p>
      <text:p text:style-name="Body_20_Text_20_First">Perhaps you’ve noticed the similarity between iterator syntax and pointer syntax. The C++ committee deliberately designed iterators to mimic pointers. Indeed a pointer meets all the requirements of a random-access iterator, so you can use all the standard algorithms with a C-style array:</text:p>
      <text:p text:style-name="Code_20_First">int data[4];</text:p>
      <text:p text:style-name="Code_20_Last">std::fill(data, data + 4, 42);</text:p>
      <text:p text:style-name="Body_20_Text">Thus, iterators are a form of smart pointer. Iterators are especially smart because they come in five distinct flavors (see Exploration 42 for a reminder). Random access iterators are just like pointers; other kinds of iterators have less functionality, so they are smart by being dumb.</text:p>
      <text:p text:style-name="Body_20_Text">Iterators can be just as dangerous as pointers. In their pure form, iterators are nearly as unchecked, wild, and raw as pointers. After all, iterators do not prevent you from advancing too far, from dereferencing an uninitialized iterator, from comparing iterators that point to different containers, etc. The list of unsafe practices with iterators is quite extensive. </text:p>
      <text:p text:style-name="Body_20_Text">Because these errors result in undefined behavior, a library implementor is free to choose any result for each kind of error. In the interest of performance, most libraries do not implement additional safety checks, and push that back on the programmer who can decide on his or her preference for a safety/performance trade-off.</text:p>
      <text:p text:style-name="Body_20_Text">If the programmer prefers safety over performance, some library implementations offer a debugging version that implements a number of safety checks. The debugging version of the standard library can check that iterators do refer to the same container when comparing the iterators, and throw an exception if they do not. An iterator is allowed to check that it is valid before honoring the dereference (<text:span text:style-name="Code_20_Inline">*</text:span>) operator. An iterator can ensure that it does not advance past the end of a container.</text:p>
      <text:p text:style-name="Body_20_Text">Thus, iterators are smart pointers because they can be really, really smart. I highly recommend that you take full advantage of all safety features that your standard library offers. Remove checks one by one only after you have measured the performance of your program and found that one particular check degrades performance significantly, and you have the reviews and tests in place to give you confidence in the less safe code.</text:p>
      <text:p text:style-name="Body_20_Text">This completes your tour of pointers and memory. The next topic takes down into the bits of bytes of C++.</text:p>
      <text:p text:style-name="P1"><text:change text:change-id="ct15352228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Exploration 60 - Smart Pointers</dc:title>
    <dc:subject>Exploring C++</dc:subject>
    <meta:initial-creator>Ray Lischner</meta:initial-creator>
    <meta:creation-date>2006-03-30T10:01:31</meta:creation-date>
    <dc:creator>Ray Lischner</dc:creator>
    <dc:date>2008-10-05T11:09:14</dc:date>
    <meta:editing-cycles>168</meta:editing-cycles>
    <meta:editing-duration>PT20H21M19S</meta:editing-duration>
    <meta:user-defined meta:name="codex-configfile">apress-cpp-dox.xml</meta:user-defined>
    <meta:user-defined meta:name="codex-chapter-number">60</meta:user-defined>
    <meta:user-defined meta:name="codex-doxygen"/>
    <meta:user-defined meta:name="Info 4"/>
    <meta:document-statistic meta:table-count="0" meta:image-count="0" meta:object-count="0" meta:page-count="14" meta:paragraph-count="446" meta:word-count="4800" meta:character-count="29741"/>
  </office:meta>
</office:document-meta>
</file>